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P1" style:family="paragraph" style:parent-style-name="Text_20_body">
      <style:text-properties fo:font-weight="bold" style:font-weight-asian="bold" style:font-weight-complex="bold"/>
    </style:style>
    <style:style style:name="P2" style:family="paragraph" style:parent-style-name="Preformatted_20_Text">
      <style:text-properties style:font-name="DejaVu Sans Mono" fo:font-size="10pt" style:font-name-asian="WenQuanYi Micro Hei1" style:font-size-asian="10pt" style:font-name-complex="Lohit Hindi2" style:font-size-complex="10pt"/>
    </style:style>
    <style:style style:name="P3" style:family="paragraph" style:parent-style-name="Preformatted_20_Text">
      <style:paragraph-properties fo:margin-top="0in" fo:margin-bottom="0.1965in"/>
    </style:style>
    <style:style style:name="P4" style:family="paragraph" style:parent-style-name="Preformatted_20_Text">
      <style:paragraph-properties fo:margin-top="0in" fo:margin-bottom="0.1965in"/>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paragraph-properties fo:margin-top="0in" fo:margin-bottom="0in"/>
    </style:style>
    <style:style style:name="P18" style:family="paragraph" style:parent-style-name="Text_20_body" style:list-style-name="L1">
      <style:paragraph-properties fo:margin-top="0in" fo:margin-bottom="0in"/>
    </style:style>
    <style:style style:name="P19" style:family="paragraph" style:parent-style-name="Text_20_body" style:list-style-name="L2">
      <style:paragraph-properties fo:margin-top="0in" fo:margin-bottom="0in"/>
    </style:style>
    <style:style style:name="P20" style:family="paragraph" style:parent-style-name="Text_20_body" style:list-style-name="L3">
      <style:paragraph-properties fo:margin-top="0in" fo:margin-bottom="0in"/>
    </style:style>
    <style:style style:name="P21" style:family="paragraph" style:parent-style-name="Text_20_body" style:list-style-name="L4">
      <style:paragraph-properties fo:margin-top="0in" fo:margin-bottom="0in"/>
    </style:style>
    <style:style style:name="P22" style:family="paragraph" style:parent-style-name="Text_20_body" style:list-style-name="L5">
      <style:paragraph-properties fo:margin-top="0in" fo:margin-bottom="0in"/>
    </style:style>
    <style:style style:name="P23" style:family="paragraph" style:parent-style-name="Text_20_body" style:list-style-name="L6">
      <style:paragraph-properties fo:margin-top="0in" fo:margin-bottom="0in"/>
    </style:style>
    <style:style style:name="P24" style:family="paragraph" style:parent-style-name="Text_20_body" style:list-style-name="L7">
      <style:paragraph-properties fo:margin-top="0in" fo:margin-bottom="0in"/>
    </style:style>
    <style:style style:name="P25" style:family="paragraph" style:parent-style-name="Text_20_body" style:list-style-name="L8">
      <style:paragraph-properties fo:margin-top="0in" fo:margin-bottom="0in"/>
    </style:style>
    <style:style style:name="P26" style:family="paragraph" style:parent-style-name="Text_20_body" style:list-style-name="L9">
      <style:paragraph-properties fo:margin-top="0in" fo:margin-bottom="0in"/>
    </style:style>
    <style:style style:name="P27" style:family="paragraph" style:parent-style-name="Text_20_body" style:list-style-name="L11">
      <style:paragraph-properties fo:margin-top="0in" fo:margin-bottom="0in"/>
    </style:style>
    <style:style style:name="P28" style:family="paragraph" style:parent-style-name="Text_20_body" style:list-style-name="L12">
      <style:paragraph-properties fo:margin-top="0in" fo:margin-bottom="0in"/>
    </style:style>
    <style:style style:name="P29" style:family="paragraph" style:parent-style-name="Preformatted_20_Text">
      <style:paragraph-properties fo:margin-top="0in" fo:margin-bottom="0.1965in"/>
    </style:style>
    <style:style style:name="P30" style:family="paragraph" style:parent-style-name="Preformatted_20_Text">
      <style:paragraph-properties fo:margin-top="0in" fo:margin-bottom="0.1965in"/>
      <style:text-properties style:font-name="Liberation Serif" fo:font-size="10pt" style:font-name-asian="WenQuanYi Micro Hei" style:font-size-asian="10pt" style:font-name-complex="Lohit Hindi" style:font-size-complex="10pt"/>
    </style:style>
    <style:style style:name="P31" style:family="paragraph" style:parent-style-name="Preformatted_20_Text">
      <style:paragraph-properties fo:margin-top="0in" fo:margin-bottom="0.1965in"/>
      <style:text-properties style:font-name="DejaVu Sans Mono" fo:font-size="10pt" style:font-name-asian="WenQuanYi Micro Hei1" style:font-size-asian="10pt" style:font-name-complex="Lohit Hindi2"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Liberation Serif"/>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ffffff"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header">
          <text:p text:style-name="Text_20_body"/>
        </text:section>
        <text:section text:style-name="Sect1" text:name="content">
          <text:h text:style-name="Heading_20_1" text:outline-level="1">HTTP (HyperText Transfer Protocol)</text:h>
          <text:h text:style-name="Heading_20_5" text:outline-level="5">WEB</text:h>
          <text:p text:style-name="Text_20_body">Internet (yada Web), Diagramda gösterildiği gibi; çok miktarda dağıtık, client/server bilgi sisteminin bir araya gelmesinde oluşur.</text:p>
          <text:p text:style-name="Text_20_body"><draw:frame draw:style-name="fr1" draw:name="graphics1" text:anchor-type="as-char" svg:width="6.0563in" svg:height="3.4402in" draw:z-index="0"><draw:image xlink:href="http://www3.ntu.edu.sg/home/ehchua/programming/webprogramming/images/TheWeb.png" xlink:type="simple" xlink:show="embed" xlink:actuate="onLoad"/></draw:frame> </text:p>
          <text:p text:style-name="Text_20_body">Web üzerinde çogu uygulama eş zamanlı olarak çalışmaktadır. Örneğin; İnternette gezinirken,dosya aktarımı yapılıyor olabilir, yada e-mail alınabilir. Sunucu ve istemci arasında uygun iletişimi sağlamak için, Bu uygulamaların, bir uygulama katmanı protokolu üzerinden iletişim halinde olması gerekir.</text:p>
          <text:p text:style-name="Text_20_body"><text:s/>HTTP, FTP, SMTP, POP gibi.</text:p>
          <text:h text:style-name="Heading_20_4" text:outline-level="4">HyperText Transfer Protocol (HTTP)</text:h>
          <text:p text:style-name="Text_20_body">HTTP (Hypertext Transfer Protocol) <text:s/>Belkide internet üzerinde kullanılan en populer <text:span text:style-name="T1">uygulama katmanı</text:span> prokolüdür.</text:p>
          <text:list xml:id="list928125943" text:style-name="L1">
            <text:list-item>
              <text:p text:style-name="P18"><text:s/>Http bir <text:span text:style-name="T2">Asimetrik Sunucu-İstemci protokolu</text:span> olarak tanımlanabilir.Bir http istemcisi Http server a bir istek mesajı gönderir.Server ise istek karşılığında bir cevap mesajı dönürür. Diğer bir deyişle, HTTP bir pull protokoldür yani Server istemciye bilgiyi push etmesi yerine istemci bilgiyi serverdan <text:s text:c="2"/>çeker(pull). <text:s/><text:soft-page-break/><draw:frame draw:style-name="fr2" draw:name="graphics2" text:anchor-type="as-char" svg:width="6.1492in" svg:height="2.3398in" draw:z-index="6"><draw:image xlink:href="http://www3.ntu.edu.sg/home/ehchua/programming/webprogramming/images/HTTP.png" xlink:type="simple" xlink:show="embed" xlink:actuate="onLoad"/></draw:frame> </text:p>
            </text:list-item>
            <text:list-item>
              <text:p text:style-name="P18">Http bir stateless protocoldür.Diğer bir deyişle,Şuan yapılan istek daha önceki isteklerde nelerin gerçekleştirildiğine dair bilgiye gereksinim duymaz,bilmez. </text:p>
            </text:list-item>
            <text:list-item>
              <text:p text:style-name="P18">Http verinin tipinin ve nasıl sunulduğunun iletişimde kullanılmasına izin verir. Dolayısıyla, Sistem buna izin verirken, iletimde kullanılan verilerin bagımsız birbirinden bagımsız olmasına imkan tanımış olur.</text:p>
            </text:list-item>
            <text:list-item>
              <text:p text:style-name="P5"><text:s/>RFC-2616 ya göre; özetle, birlikte çalışan hypermedia bilgi sistemleri için bir uygulama katamanı prokoludur. Generic, ve stateless dır. </text:p>
            </text:list-item>
          </text:list>
          <text:h text:style-name="Heading_20_4" text:outline-level="4">TARAYICI</text:h>
          <text:p text:style-name="Text_20_body">Tarayıcıya bir web sitesinin içeriğini http protokolu üzerinden almak istediğimize dair bir url yazdığımızda, Tarayıcı, URL I bir istek mesajına çevirir ve Http server a gönderir. The HTTP server interprets the request message, and returns you an appropriate response message, which is either the resource you requested or an error message. Http server istek mesajını yorumlar ve uygun cevabı döndürür.Bu istegimiz kaynak da olabilir bir hata mesajıda dönebilir.Bu süreç aşagıda gösterilmiştir.</text:p>
          <text:p text:style-name="Text_20_body"><draw:frame draw:style-name="fr1" draw:name="graphics3" text:anchor-type="as-char" svg:width="6.8291in" svg:height="2.3307in" draw:z-index="1"><draw:image xlink:href="http://www3.ntu.edu.sg/home/ehchua/programming/webprogramming/images/HTTP_Steps.png" xlink:type="simple" xlink:show="embed" xlink:actuate="onLoad"/></draw:frame> </text:p>
          <text:h text:style-name="Heading_20_4" text:outline-level="4">Uniform Resource Locator (URL)</text:h>
          <text:p text:style-name="Text_20_body"><text:s/>URL, web üzerindeki bir kaynagı eşsiz olarak tanımlamak aracıyla kullanılan bir anahtardır.</text:p>
          <text:p text:style-name="P3"><text:span text:style-name="Emphasis">Syntaxı;</text:span></text:p>
          <text:p text:style-name="P3"><text:span text:style-name="Emphasis">protocol</text:span>://<text:span text:style-name="Emphasis">hostname</text:span>:<text:span text:style-name="Emphasis">port</text:span>/<text:span text:style-name="Emphasis">path-and-file-name</text:span></text:p>
          <text:p text:style-name="Text_20_body"><text:soft-page-break/></text:p>
          <text:p text:style-name="Text_20_body">Bir url 4 parçadan oluşur:</text:p>
          <text:list xml:id="list198165978" text:style-name="L2">
            <text:list-item>
              <text:p text:style-name="P19"><text:span text:style-name="Emphasis">Protocol</text:span>: Sunucu ve istemcinin kullanıdığı HTTP, FTP ve telnet gibi uygulama katmanı protokoludur.</text:p>
            </text:list-item>
            <text:list-item>
              <text:p text:style-name="P19"><text:span text:style-name="Emphasis">Hostname</text:span>: <text:s/>DNS domain ismi, <text:s/><text:a xlink:type="simple" xlink:href="http://www.test101.com/"><text:span text:style-name="Source_20_Text">www.test101.com</text:span></text:a><text:span text:style-name="Source_20_Text"> y</text:span><text:span text:style-name="Source_20_Text"><text:span text:style-name="T3">ada IP adresi olarak serverin adresini işaret eder.</text:span></text:span></text:p>
              <text:p text:style-name="P19"/>
            </text:list-item>
            <text:list-item>
              <text:p text:style-name="P19"><text:span text:style-name="Emphasis">Port</text:span>: <text:s/>TCP port numarası, istemciden gelen istekleri serverın dinlendiği port numarasıdır. </text:p>
            </text:list-item>
            <text:list-item>
              <text:p text:style-name="P6"><text:span text:style-name="Emphasis">Path-and-file-name</text:span>: Server dokumantasyon sistemi altında İstenen kayanagın, ismi ve lokasyonunu belirtir. </text:p>
            </text:list-item>
          </text:list>
          <text:p text:style-name="Text_20_body">Örnegin, URL <text:a xlink:type="simple" xlink:href="http://www.test101.com/docs/index.htmliçin"><text:span text:style-name="Source_20_Text">http://www.test101.com/docs/index.htmliçin</text:span></text:a><text:span text:style-name="Source_20_Text"> iletişim protokolu Http,</text:span> Hostname; <text:span text:style-name="Source_20_Text">www.test101.com</text:span>. BU url için port numarası belirtilmemiştir. URL, bu durumda default numarayı kullanır yani Http için Tcp nin 80. portu kullanılır.Kaynagın bulunduğu Path ve file name in server üzerinde konumlandığı yer ise "<text:span text:style-name="Source_20_Text">/docs/index.html</text:span>". Dir.</text:p>
          <text:p text:style-name="Text_20_body">Diğer url örnekleri;</text:p>
          <text:p text:style-name="Preformatted_20_Text">ftp://www.ftp.org/docs/test.txt</text:p>
          <text:p text:style-name="Preformatted_20_Text">mailto:user@test101.com</text:p>
          <text:p text:style-name="Preformatted_20_Text">news:soc.culture.Singapore</text:p>
          <text:p text:style-name="P3">telnet://www.test101.com/</text:p>
          <text:h text:style-name="Heading_20_4" text:outline-level="4">Http protokolu</text:h>
          <text:p text:style-name="Text_20_body">Belirtildiği gibi, Browser ın adres uçuğuna bir url girildiği zaman; Browser, Url üzerinden uygun protokolde bir istek mesajı üretir ve mesajı server a gönderirir.</text:p>
          <text:p text:style-name="Text_20_body">Örnegin URL olarak <text:a xlink:type="simple" xlink:href="http://www.test101.com/doc/index.html"><text:span text:style-name="Source_20_Text">http://www.test101.com/doc/index.html</text:span></text:a><text:span text:style-name="Source_20_Text"> girilmiş olsun</text:span> <text:s/>için bir istek mesajı üretilir.</text:p>
          <table:table table:name="Table1" table:style-name="Table1">
            <table:table-column table:style-name="Table1.A"/>
            <table:table-row>
              <table:table-cell table:style-name="Table1.A1" office:value-type="string">
                <text:p text:style-name="Preformatted_20_Text"><text:span text:style-name="Strong_20_Emphasis">GET</text:span> <text:span text:style-name="Strong_20_Emphasis">/docs/index.html</text:span> HTTP/1.1</text:p>
                <text:p text:style-name="Preformatted_20_Text">Host: <text:span text:style-name="Strong_20_Emphasis">www.test101.com</text:span></text:p>
                <text:p text:style-name="Preformatted_20_Text">Accept: image/gif, image/jpeg, */*</text:p>
                <text:p text:style-name="P2">Accept-Language: en-us</text:p>
                <text:p text:style-name="P2">Accept-Encoding: gzip, deflate</text:p>
                <text:p text:style-name="Preformatted_20_Text">User-Agent: Mozilla/4.0 (compatible; MSIE 6.0; Windows NT 5.1)</text:p>
                <text:p text:style-name="P2">(blank line)</text:p>
              </table:table-cell>
            </table:table-row>
          </table:table>
          <text:p text:style-name="Preformatted_20_Text"/>
          <text:p text:style-name="Preformatted_20_Text"/>
          <text:p text:style-name="Text_20_body">BU mesaj server a ulaştığında, server da aşagıda adımlardan birisi gerçekleşir.</text:p>
          <text:list xml:id="list483889023" text:style-name="L3">
            <text:list-item>
              <text:p text:style-name="P20">Server istek mesajını yorumlar, ve istemciye kendi dosya sistemi üzerinden istekle eşleşen dosyayı gönderir.</text:p>
            </text:list-item>
            <text:list-item>
              <text:p text:style-name="P20">Server istek mesajını yorumlar, kendi üzerinde tuttuğu bir programla eşleştirir, programı çalıştırır ve programın çıktısını istemciye gönderir.</text:p>
            </text:list-item>
            <text:list-item>
              <text:p text:style-name="P7">İstek mesajı ile istenenler gerçeklenemez ve server hata mesajı döndürür.</text:p>
            </text:list-item>
          </text:list>
          <text:p text:style-name="Text_20_body">An example of the HTTP response message is as shown:</text:p>
          <text:p text:style-name="Text_20_body"/>
          <text:p text:style-name="Text_20_body"><text:soft-page-break/></text:p>
          <text:p text:style-name="Text_20_body"/>
          <text:p text:style-name="Text_20_body"/>
          <text:p text:style-name="Text_20_body">Bir Http Cevap mesajına örnek verecek olursak. </text:p>
          <table:table table:name="Table2" table:style-name="Table2">
            <table:table-column table:style-name="Table2.A"/>
            <table:table-row>
              <table:table-cell table:style-name="Table2.A1" office:value-type="string">
                <text:p text:style-name="Preformatted_20_Text"><text:span text:style-name="Strong_20_Emphasis">HTTP/1.1 200 OK</text:span></text:p>
                <text:p text:style-name="Preformatted_20_Text">Date: Sun, 18 Oct 2009 08:56:53 GMT</text:p>
                <text:p text:style-name="Preformatted_20_Text">Server: Apache/2.2.14 (Win32)</text:p>
                <text:p text:style-name="Preformatted_20_Text">Last-Modified: Sat, 20 Nov 2004 07:16:26 GMT</text:p>
                <text:p text:style-name="Preformatted_20_Text">ETag: "10000000565a5-2c-3e94b66c2e680"</text:p>
                <text:p text:style-name="Preformatted_20_Text">Accept-Ranges: bytes</text:p>
                <text:p text:style-name="Preformatted_20_Text">Content-Length: 44</text:p>
                <text:p text:style-name="Preformatted_20_Text">Connection: close</text:p>
                <text:p text:style-name="Preformatted_20_Text"><text:span text:style-name="Strong_20_Emphasis">Content-Type: text/html</text:span></text:p>
                <text:p text:style-name="Preformatted_20_Text">X-Pad: avoid browser bug</text:p>
              </table:table-cell>
            </table:table-row>
          </table:table>
          <text:p text:style-name="Preformatted_20_Text"><text:span text:style-name="Strong_20_Emphasis"/></text:p>
          <text:p text:style-name="Preformatted_20_Text"><text:span text:style-name="Strong_20_Emphasis">&lt;html&gt;&lt;body&gt;&lt;h1&gt;It works!&lt;/h1&gt;&lt;/body&gt;&lt;/html&gt;</text:span></text:p>
          <text:p text:style-name="Preformatted_20_Text"><text:span text:style-name="Strong_20_Emphasis"/></text:p>
          <text:p text:style-name="Text_20_body">Browser cevap mesajını alır, mesajı yorumlar ve media tipine bağlı olarak uygun mesajı gösterir.Yaygın olarak kullanılan media tipleri şunlardır; "<text:span text:style-name="Source_20_Text">text/plain</text:span>", "<text:span text:style-name="Source_20_Text">text/html</text:span>", "<text:span text:style-name="Source_20_Text">image/gif</text:span>", "<text:span text:style-name="Source_20_Text">image/jpeg</text:span>", "<text:span text:style-name="Source_20_Text">audio/mpeg</text:span>", "<text:span text:style-name="Source_20_Text">video/mpeg</text:span>", "<text:span text:style-name="Source_20_Text">application/msword</text:span>", ve "<text:span text:style-name="Source_20_Text">application/pdf</text:span>"</text:p>
          <text:p text:style-name="Text_20_body">Cevabın kullanıcı dönüp sunulması esnasında <text:s/>Belirlenen Configurasyona bağlı alarak ,IP adresleri ve Portları dinlemek dışında Http-server hiç bir şey yapmaz.</text:p>
          <text:p text:style-name="Text_20_body">Server a bir istek geldiğinde server mesaj başlığını analiz eder, Configurasyonunda tanımlanan kuralları uygular ve uygun işlemi gerçekleştirir. <text:s/>Webmaster,Webserver üzerindeki kontrolunu Configurasyonlar aracılığıyla gerçekleşir.</text:p>
          <text:h text:style-name="Heading_20_4" text:outline-level="4">TCP/IP ÜZERİNDEN HTTP NİN İNCELENMESİ</text:h>
          <text:p text:style-name="Text_20_body">HTTP, uygulama katmanında çalışan sunucu-istemci mimarisinde bir protokoldür. Gösterildiği gibi, genelde bir TCP/IP Baglantısı üzerinden gerçeklenir.(HTTP,TCP/IP üzerinden çalıştırlmak zorunda değildir. <text:s/>TCP/IP sadece aktarımın güvenli olacagının garantisini verir.)</text:p>
          <text:p text:style-name="Text_20_body"><text:soft-page-break/><draw:frame draw:style-name="fr2" draw:name="graphics4" text:anchor-type="as-char" svg:width="7.2811in" svg:height="2.8228in" draw:z-index="2"><draw:image xlink:href="http://www3.ntu.edu.sg/home/ehchua/programming/webprogramming/images/HTTP_OverTCPIP.png" xlink:type="simple" xlink:show="embed" xlink:actuate="onLoad"/></draw:frame> </text:p>
          <text:p text:style-name="Text_20_body">TCP/IP (Transmission Control Protocol/Internet Protocol) Network üzerinde birbiriyle haberleşen sistemler için, bir grup Taşıma ve Network katmanı protkolü içerir.</text:p>
          <text:p text:style-name="Text_20_body"/>
          <text:p text:style-name="Text_20_body"/>
          <text:p text:style-name="Text_20_body">IP (Internet Protocol) Bir network katmanı protokoludur, network adresleme ve routing işlemlerini gerçekler. IP Network içerisinde her makine ya eşsiz bir IP Adresi atanır ve IP aracılığıyla mesajın hedeften kaynaga aktarımı sağlanmış olur.</text:p>
          <text:p text:style-name="Text_20_body">TCP (Transmission Control Protocol) bir taşıma katmanı protokoludur ve iki makine arasında bağlantı sağlanmasından sorumludur. AyrıcaTCP, 2 protokolü içerinde barındırır. TCP ve UDP (User Datagram Package). TCP güvenlidir, pakete bir sıra numarası verilir ve onay beklenir .Karşı tarafa ulaşmayan bir paket tekrar gönderilir. Bu şekilde TCP de paketin karşı tarafa gönderimi garanti altına alınmış olur.UDP bu garantiyi vermez bu yüzden güvenli değildir. Ancak daha az network yükü getirir bu yüzden video ses akışı gerçekleşen güvenilirliğin kritik olmadı uygulamalarda kullanılabilir.</text:p>
          <text:p text:style-name="Text_20_body">TCP HTTP ye öntanımlı olarak 80. Portu atamaış olmasına ragmen bu bir zorunluluk değildir. (1024-65535) <text:s/>arasında değişen port numaralarından herhangi biriside atanabilir. Örnegin 8000, 8080 gibi, bu şekilde özellikle test serverları üzerinden denemeler yapılabilir. Ayrıca aynı makine üzerinde farklı portlar üzerinden birden fazla sunucu çalıştırılabilir.</text:p>
          <text:p text:style-name="Text_20_body"><text:a xlink:type="simple" xlink:href="http://www.test101.com/docs/index.html"><text:span text:style-name="Source_20_Text">http://www.test101.com/docs/index.html</text:span></text:a>, gibi özellikle port numarasının verilmediği urller için browser default olanı seçecektir. <text:span text:style-name="Source_20_Text">http://www.test101.com:8000/docs/index.html</text:span> <text:s/>şekilde url verilerek ise serverin dinlediği portu değiştirebiliriz.</text:p>
          <text:p text:style-name="Text_20_body">In brief, to communicate over TCP/IP, you need to know (a) IP address or hostname, (b) Port number.</text:p>
          <text:p text:style-name="Text_20_body">Özetle,TCP/IP üzerinden haberleşmede IP Adresi yada hostname Ve Port numarası bilinmek zorundadır.</text:p>
          <text:h text:style-name="Heading_20_3" text:outline-level="3">HTTP İstek ve Cevap Mesajları</text:h>
          <text:p text:style-name="Text_20_body">Http İstemci ve Sunucu Text mesajları yoluşla haberleşir. İstemci bir istek mesajı yollar ve server istek <text:soft-page-break/>mesajına karşın cevap mesajı döner.T</text:p>
          <text:p text:style-name="Text_20_body">An HTTP message consists of a <text:span text:style-name="Emphasis">message header</text:span> and an optional <text:span text:style-name="Emphasis">message body</text:span>, separated by a <text:span text:style-name="Emphasis">blank line</text:span>, as illustrated below:</text:p>
          <text:p text:style-name="Text_20_body">Bir Http Mesajı, Mesaj başlıgı ve mesaj gövdesi(olabilir de olmayabilir de) arasında bir boşluk bulunacak aşagıdaki şekilde formatlanır. </text:p>
          <text:p text:style-name="Text_20_body"><draw:frame draw:style-name="fr2" draw:name="graphics5" text:anchor-type="as-char" svg:width="5.5417in" svg:height="2.3126in" draw:z-index="3"><draw:image xlink:href="http://www3.ntu.edu.sg/home/ehchua/programming/webprogramming/images/HTTP_MessageFormat.png" xlink:type="simple" xlink:show="embed" xlink:actuate="onLoad"/></draw:frame> </text:p>
          <text:h text:style-name="Heading_20_4" text:outline-level="4"/>
          <text:h text:style-name="Heading_20_4" text:outline-level="4">HTTP İstek Mesajı</text:h>
          <text:p text:style-name="Text_20_body">Tbir Http istek mesajının formatı aşagıdaki gibidir.</text:p>
          <text:p text:style-name="Text_20_body"><draw:frame draw:style-name="fr2" draw:name="graphics6" text:anchor-type="as-char" svg:width="6.2398in" svg:height="2.5626in" draw:z-index="4"><draw:image xlink:href="http://www3.ntu.edu.sg/home/ehchua/programming/webprogramming/images/HTTP_RequestMessage.png" xlink:type="simple" xlink:show="embed" xlink:actuate="onLoad"/></draw:frame> </text:p>
          <text:h text:style-name="Heading_20_5" text:outline-level="5">Request Line</text:h>
          <text:p text:style-name="Text_20_body"><text:span text:style-name="Emphasis"><text:span text:style-name="T4">Header ın ilk satırı </text:span></text:span><text:span text:style-name="Emphasis">request line </text:span><text:span text:style-name="Emphasis"><text:span text:style-name="T4">olarak adlandırılır</text:span></text:span>, ardından bir <text:span text:style-name="Emphasis">request headers </text:span><text:span text:style-name="Emphasis"><text:span text:style-name="T5">bulunur(olabilirde olmayabilirde)</text:span></text:span><text:span text:style-name="T5">.</text:span></text:p>
          <text:p text:style-name="Text_20_body">request line aşagıdaki formatta olmalıdır.</text:p>
          <table:table table:name="Table3" table:style-name="Table3">
            <table:table-column table:style-name="Table3.A"/>
            <table:table-row>
              <table:table-cell table:style-name="Table3.A1" office:value-type="string">
                <text:p text:style-name="P3"><text:span text:style-name="Emphasis">request-method-name</text:span> <text:span text:style-name="Emphasis">request-URI</text:span> <text:span text:style-name="Emphasis">HTTP-version</text:span><text:soft-page-break/></text:p>
              </table:table-cell>
            </table:table-row>
          </table:table>
          <text:p text:style-name="Text_20_body"><text:span text:style-name="Emphasis"/></text:p>
          <text:list xml:id="list2033459351" text:style-name="L4">
            <text:list-item>
              <text:p text:style-name="P21"><text:span text:style-name="Emphasis">request-method-name</text:span>: HTTP protokolu ET, POST, HEAD ve OPTIONS gibi bir grup metodlar tanımlar. <text:s/>İstemci bunlardan birini seçerek servera yollar.</text:p>
            </text:list-item>
            <text:list-item>
              <text:p text:style-name="P21"><text:span text:style-name="Emphasis">request-URI</text:span>: istenen kaynagı tanımlar.</text:p>
            </text:list-item>
            <text:list-item>
              <text:p text:style-name="P8"><text:span text:style-name="Emphasis">HTTP-version</text:span>: Kullanımda olan 2 versiyon vardır: HTTP/1.0 ve HTTP/1.1. </text:p>
            </text:list-item>
          </text:list>
          <text:p text:style-name="Text_20_body">request line örnekleri:</text:p>
          <table:table table:name="Table4" table:style-name="Table4">
            <table:table-column table:style-name="Table4.A"/>
            <table:table-row>
              <table:table-cell table:style-name="Table4.A1" office:value-type="string">
                <text:p text:style-name="Preformatted_20_Text">GET /test.html HTTP/1.1</text:p>
                <text:p text:style-name="Preformatted_20_Text">HEAD /query.html HTTP/1.0</text:p>
                <text:p text:style-name="P3">POST /index.html HTTP/1.1</text:p>
              </table:table-cell>
            </table:table-row>
          </table:table>
          <text:h text:style-name="Heading_20_5" text:outline-level="5">Request Headers</text:h>
          <text:p text:style-name="Text_20_body">request headers <text:span text:style-name="Source_20_Text">name:value</text:span> çifti formatındadır.Bir keye birden fazla value gelmesi durumunda valuelar virgulle ayrılır. Örnegin;</text:p>
          <table:table table:name="Table5" table:style-name="Table5">
            <table:table-column table:style-name="Table5.A"/>
            <table:table-row>
              <table:table-cell table:style-name="Table5.A1" office:value-type="string">
                <text:p text:style-name="Text_20_body"/>
                <text:p text:style-name="P3"><text:span text:style-name="Emphasis">request-header-name</text:span>: <text:span text:style-name="Emphasis">request-header-value1</text:span>, <text:span text:style-name="Emphasis">request-header-value2</text:span>, .</text:p>
                <text:p text:style-name="P3"/>
              </table:table-cell>
            </table:table-row>
          </table:table>
          <text:p text:style-name="Text_20_body">request headers örnekleri;</text:p>
          <table:table table:name="Table6" table:style-name="Table6">
            <table:table-column table:style-name="Table6.A"/>
            <table:table-row>
              <table:table-cell table:style-name="Table6.A1" office:value-type="string">
                <text:p text:style-name="Preformatted_20_Text">Host: www.xyz.com</text:p>
                <text:p text:style-name="Preformatted_20_Text">Connection: Keep-Alive</text:p>
                <text:p text:style-name="Preformatted_20_Text">Accept: image/gif, image/jpeg, */*</text:p>
                <text:p text:style-name="P3">Accept-Language: us-en, fr, cn</text:p>
              </table:table-cell>
            </table:table-row>
          </table:table>
          <text:h text:style-name="Heading_20_5" text:outline-level="5">Örnek bir HTTP <text:s/>istek mesajı:</text:h>
          <text:p text:style-name="Text_20_body"><draw:frame draw:style-name="fr2" draw:name="graphics7" text:anchor-type="as-char" svg:width="6.8335in" svg:height="2.302in" draw:z-index="5"><draw:image xlink:href="http://www3.ntu.edu.sg/home/ehchua/programming/webprogramming/images/HTTP_RequestMessageExample.png" xlink:type="simple" xlink:show="embed" xlink:actuate="onLoad"/></draw:frame> </text:p>
          <text:h text:style-name="Heading_20_4" text:outline-level="4"><text:soft-page-break/>HTTP Cevap Mesajı</text:h>
          <text:p text:style-name="Text_20_body">Http istek mesajını formatı aşagıdaki gibidir:</text:p>
          <text:p text:style-name="Text_20_body"><draw:frame draw:style-name="fr2" draw:name="graphics8" text:anchor-type="as-char" svg:width="6.5417in" svg:height="2.5102in" draw:z-index="9"><draw:image xlink:href="http://www3.ntu.edu.sg/home/ehchua/programming/webprogramming/images/HTTP_ResponseMessage.png" xlink:type="simple" xlink:show="embed" xlink:actuate="onLoad"/></draw:frame> </text:p>
          <text:h text:style-name="Heading_20_5" text:outline-level="5">Status Line</text:h>
          <text:p text:style-name="Text_20_body"><text:span text:style-name="Emphasis"><text:span text:style-name="T4">Ilk satır </text:span></text:span><text:span text:style-name="Emphasis">status line </text:span><text:span text:style-name="Emphasis"><text:span text:style-name="T4">olarak adlandırılır</text:span></text:span>, bunu <text:s/>response header(s) (izleyebilirde izlemeyebilirde).</text:p>
          <text:p text:style-name="Text_20_body">status line <text:s/>ın syntax ı:</text:p>
          <table:table table:name="Table7" table:style-name="Table7">
            <table:table-column table:style-name="Table7.A"/>
            <table:table-row>
              <table:table-cell table:style-name="Table7.A1" office:value-type="string">
                <text:p text:style-name="P3"><text:span text:style-name="Emphasis">HTTP-version</text:span> <text:span text:style-name="Emphasis">status-code</text:span> <text:span text:style-name="Emphasis">reason-phrase</text:span></text:p>
              </table:table-cell>
            </table:table-row>
          </table:table>
          <text:p text:style-name="Text_20_body"/>
          <text:p text:style-name="P3"><text:span text:style-name="Emphasis"/></text:p>
          <text:list xml:id="list946912226" text:style-name="L5">
            <text:list-item>
              <text:p text:style-name="P22"><text:span text:style-name="Emphasis">HTTP-version</text:span>: Oturumda kullanılacak Http versiyonunu tanımlar. HTTP/1.0 veya HTTP/1.1 den birisidir. </text:p>
            </text:list-item>
            <text:list-item>
              <text:p text:style-name="P22"><text:span text:style-name="Emphasis">status-code</text:span>: İstek sonucunu belirtmek amacıyla sunucu tarafından oluşturulan 3 basamaklı sayıdır.</text:p>
            </text:list-item>
            <text:list-item>
              <text:p text:style-name="P22"><text:span text:style-name="Emphasis">reason-phrase</text:span>: status code la ilgili kısa bir açıklama sunar. </text:p>
            </text:list-item>
            <text:list-item>
              <text:p text:style-name="P9">Yaygın olarak kullanılan status code ve reason phrase; <text:s/>"200 OK", "404 Not Found", "403 Forbidden", "500 Internal Server Error". </text:p>
            </text:list-item>
          </text:list>
          <text:p text:style-name="Text_20_body">status line örnekleri;</text:p>
          <table:table table:name="Table8" table:style-name="Table8">
            <table:table-column table:style-name="Table8.A"/>
            <table:table-row>
              <table:table-cell table:style-name="Table8.A1" office:value-type="string">
                <text:p text:style-name="Preformatted_20_Text">HTTP/1.1 200 OK</text:p>
                <text:p text:style-name="Preformatted_20_Text">HTTP/1.0 404 Not Found</text:p>
                <text:p text:style-name="P3">HTTP/1.1 403 Forbidden</text:p>
              </table:table-cell>
            </table:table-row>
          </table:table>
          <text:p text:style-name="Text_20_body"><text:s/></text:p>
          <text:p text:style-name="P1">Response Headers</text:p>
          <text:p text:style-name="Text_20_body">Response header lar <text:span text:style-name="Source_20_Text">name:value</text:span> <text:s/>çifti formatındadır.</text:p>
          <table:table table:name="Table9" table:style-name="Table9">
            <table:table-column table:style-name="Table9.A"/>
            <table:table-row>
              <table:table-cell table:style-name="Table9.A1" office:value-type="string">
                <text:p text:style-name="P3"><text:span text:style-name="Emphasis">response-header-name</text:span>: <text:span text:style-name="Emphasis">response-header-value1</text:span>, <text:span text:style-name="Emphasis">response-header-value2</text:span>, ...</text:p>
              </table:table-cell>
            </table:table-row>
          </table:table>
          <text:p text:style-name="Text_20_body"><text:soft-page-break/></text:p>
          <text:p text:style-name="Text_20_body">response headers örnekleri;</text:p>
          <table:table table:name="Table10" table:style-name="Table10">
            <table:table-column table:style-name="Table10.A"/>
            <table:table-row>
              <table:table-cell table:style-name="Table10.A1" office:value-type="string">
                <text:p text:style-name="Preformatted_20_Text">Content-Type: text/html</text:p>
                <text:p text:style-name="Preformatted_20_Text">Content-Length: 35</text:p>
                <text:p text:style-name="Preformatted_20_Text">Connection: Keep-Alive</text:p>
                <text:p text:style-name="P3">Keep-Alive: timeout=15, max=100</text:p>
              </table:table-cell>
            </table:table-row>
          </table:table>
          <text:p text:style-name="Text_20_body"><text:s/></text:p>
          <text:p text:style-name="Text_20_body">response message gövdesi, istenilen veri kayanaıgını içerir.</text:p>
          <text:h text:style-name="Heading_20_5" text:outline-level="5">Örneğin bir Cevap Mesajı;</text:h>
          <text:p text:style-name="Text_20_body"><draw:frame draw:style-name="fr2" draw:name="graphics9" text:anchor-type="as-char" svg:width="6.4839in" svg:height="2.7811in" draw:z-index="7"><draw:image xlink:href="http://www3.ntu.edu.sg/home/ehchua/programming/webprogramming/images/HTTP_ResponseMessageExample.png" xlink:type="simple" xlink:show="embed" xlink:actuate="onLoad"/></draw:frame></text:p>
          <text:h text:style-name="Heading_20_3" text:outline-level="3">HTTP İstek Metodları</text:h>
          <text:p text:style-name="Text_20_body">HTTP protokolu bir grup istek metodu sağlar. İstemci,Http Server a istek mesajı yollarken bu mesajlardan birini seçer. Bu metodlar;</text:p>
          <table:table table:name="Table11" table:style-name="Table11">
            <table:table-column table:style-name="Table11.A"/>
            <table:table-row>
              <table:table-cell table:style-name="Table11.A1" office:value-type="string">
                <text:p text:style-name="Text_20_body"/>
                <text:list xml:id="list396501966" text:style-name="L6">
                  <text:list-item>
                    <text:p text:style-name="P23">GET: İstemci, serverdan bir web kaynagı isteyecegi zaman kullanılır.</text:p>
                  </text:list-item>
                  <text:list-item>
                    <text:p text:style-name="P23">HEAD: stemci GET In dondureceği sonuçtan header bilgisini almak istediğinde kullanılır. Çünkü header <text:s/>last-modified date <text:s/>bilgisini tuttuğu için, bu bilgi local cache deki kopya ile karşılaştırılabilir.</text:p>
                  </text:list-item>
                  <text:list-item>
                    <text:p text:style-name="P23">POST: Web server veri gönderiminde kullanılır.</text:p>
                  </text:list-item>
                  <text:list-item>
                    <text:p text:style-name="P23">PUT: Ask the server to store the data. </text:p>
                  </text:list-item>
                  <text:list-item>
                    <text:p text:style-name="P23">DELETE: Ask the server to delete the data. </text:p>
                  </text:list-item>
                  <text:list-item>
                    <text:p text:style-name="P23">TRACE: Ask the server to return a diagnostic trace of the actions it takes. </text:p>
                  </text:list-item>
                  <text:list-item>
                    <text:p text:style-name="P23">OPTIONS: Ask the server to return the list of request methods it supports. </text:p>
                  </text:list-item>
                  <text:list-item>
                    <text:p text:style-name="P23">CONNECT: Used to tell a proxy to make a connection to another host and simply reply the content, without attempting to parse or cache it. This is often used to make SSL connection through the proxy. </text:p>
                  </text:list-item>
                  <text:list-item>
                    <text:p text:style-name="P10"><text:soft-page-break/>Other extension methods. </text:p>
                  </text:list-item>
                </text:list>
              </table:table-cell>
            </table:table-row>
          </table:table>
          <text:p text:style-name="Text_20_body"/>
          <text:h text:style-name="Heading_20_3" text:outline-level="3">"GET" İstek Metodu</text:h>
          <text:p text:style-name="Text_20_body">En yaygın kullanılanıdır. HTTP server dan kayak isteneceği zaman kullanılır. Aşagıdaki formattadır.</text:p>
          <table:table table:name="Table12" table:style-name="Table12">
            <table:table-column table:style-name="Table12.A"/>
            <table:table-row>
              <table:table-cell table:style-name="Table12.A1" office:value-type="string">
                <text:p text:style-name="Preformatted_20_Text"><text:span text:style-name="Strong_20_Emphasis">GET</text:span> <text:span text:style-name="Emphasis">request</text:span>-<text:span text:style-name="Emphasis">URI</text:span> <text:span text:style-name="Emphasis">HTTP-version</text:span></text:p>
                <text:p text:style-name="Preformatted_20_Text">(<text:span text:style-name="Emphasis">optional request headers</text:span>)</text:p>
                <text:p text:style-name="Preformatted_20_Text">(blank line)</text:p>
                <text:p text:style-name="P3">(<text:span text:style-name="Emphasis">optional request body</text:span>)</text:p>
              </table:table-cell>
            </table:table-row>
          </table:table>
          <text:p text:style-name="Text_20_body"><text:span text:style-name="Emphasis"/></text:p>
          <text:list xml:id="list243471821" text:style-name="L7">
            <text:list-item>
              <text:p text:style-name="P24">GET keywordu case sensitive dir ve büyük harflaerle yazılmak zorundadır. </text:p>
            </text:list-item>
            <text:list-item>
              <text:p text:style-name="P24"><text:span text:style-name="Emphasis">request-URI</text:span>: istenen kaynagın path ini belirler, <text:s/>"<text:span text:style-name="Source_20_Text">/</text:span>" ile başlamak zorundadır. </text:p>
            </text:list-item>
            <text:list-item>
              <text:p text:style-name="P24"><text:span text:style-name="Emphasis">HTTP-version</text:span>: HTTP/1.0 yada HTTP/1.1 dan birisidir. </text:p>
              <text:p text:style-name="P24"/>
            </text:list-item>
          </text:list>
          <text:h text:style-name="Heading_20_4" text:outline-level="4">HTTP İsteklerinin Test Edilmesi </text:h>
          <text:p text:style-name="Text_20_body">Birçok yöntem vardır. "<text:span text:style-name="Source_20_Text">telnet</text:span>" yada "<text:span text:style-name="Source_20_Text">hyperterm</text:span>" kullanılarak, yada kendi network programımızı yazarak HTTP server a gönderilen işlenmemiş istek mesajları test edilebilir.</text:p>
          <text:p text:style-name="Text_20_body"/>
          <text:h text:style-name="Heading_20_5" text:outline-level="5">Telnet</text:h>
          <text:p text:style-name="Text_20_body"><text:s/>Bir server a TCP Baglantısı gerçekleştirilirken, Http İsteklerini yakalamak için telnet kullanılabilir. Örneğin; Http server imizin localhostta ve 8000 portu dinldiğini varsayalım.</text:p>
          <table:table table:name="Table13" table:style-name="Table13">
            <table:table-column table:style-name="Table13.A"/>
            <table:table-row>
              <table:table-cell table:style-name="Table13.A1" office:value-type="string">
                <text:p text:style-name="Preformatted_20_Text">&gt; <text:span text:style-name="Strong_20_Emphasis">telnet</text:span></text:p>
                <text:p text:style-name="Preformatted_20_Text">telnet&gt; <text:span text:style-name="Strong_20_Emphasis">help</text:span></text:p>
                <text:p text:style-name="Preformatted_20_Text">... <text:span text:style-name="Emphasis">telnet help menu</text:span> ...</text:p>
                <text:p text:style-name="Preformatted_20_Text">telnet&gt; <text:span text:style-name="Strong_20_Emphasis">open 127.0.0.1 8000</text:span></text:p>
                <text:p text:style-name="Preformatted_20_Text">Connecting To 127.0.0.1...</text:p>
                <text:p text:style-name="Preformatted_20_Text"><text:span text:style-name="Strong_20_Emphasis">GET /index.html HTTP/1.0</text:span></text:p>
                <text:p text:style-name="Preformatted_20_Text">(<text:span text:style-name="Emphasis">Hit enter twice to send the terminating blank line</text:span> ...)</text:p>
                <text:p text:style-name="P3">... <text:span text:style-name="Emphasis">HTTP response message</text:span> ...</text:p>
              </table:table-cell>
            </table:table-row>
          </table:table>
          <text:p text:style-name="Text_20_body">Telnet character-based bir protokoldur. telnet client üzerinden girilen karakterler anlık olarak server a iletilir. Bu sayede girilen komutlarda yazım hataları yapılmamış olur çünkü bakspace ve del karakterleride sunucuya ileitilir.</text:p>
          <text:p text:style-name="P1"/>
          <text:p text:style-name="P1">Network Program</text:p>
          <text:p text:style-name="P12">Ayrıca Http server a yapılan istekleri yakalamak için kendi progamımızıda yazabiliriz. Bu program öncelikle server la TCP/IP baglantısını sağlamalıdır. TCP/IP baglantısı birkez sağlandığında veri istekleri yapılabilir.</text:p>
          <table:table table:name="Table14" table:style-name="Table14">
            <table:table-column table:style-name="Table14.A"/>
            <text:soft-page-break/>
            <table:table-row>
              <table:table-cell table:style-name="Table14.A1" office:value-type="string">
                <text:p text:style-name="Preformatted_20_Text">import java.net.*;</text:p>
                <text:p text:style-name="Preformatted_20_Text">import java.io.*;</text:p>
                <text:p text:style-name="Preformatted_20_Text"><text:s text:c="3"/></text:p>
                <text:p text:style-name="Preformatted_20_Text">public class <text:span text:style-name="Strong_20_Emphasis">HttpClient</text:span> {</text:p>
                <text:p text:style-name="Preformatted_20_Text"><text:s text:c="3"/>public static void main(String[] args) throws IOException {</text:p>
                <text:p text:style-name="Preformatted_20_Text"><text:s text:c="6"/>// The host and port to be connected.</text:p>
                <text:p text:style-name="Preformatted_20_Text"><text:s text:c="6"/>String host = "127.0.0.1";</text:p>
                <text:p text:style-name="Preformatted_20_Text"><text:s text:c="6"/>int port = 8000;</text:p>
                <text:p text:style-name="Preformatted_20_Text"><text:s text:c="6"/>// Create a TCP socket and connect to the host:port.</text:p>
                <text:p text:style-name="Preformatted_20_Text"><text:s text:c="6"/>Socket socket = new Socket(host, port);</text:p>
                <text:p text:style-name="Preformatted_20_Text"><text:s text:c="6"/>// Create the input and output streams for the network socket.</text:p>
                <text:p text:style-name="Preformatted_20_Text"><text:s text:c="6"/>BufferedReader in</text:p>
                <text:p text:style-name="Preformatted_20_Text"><text:s text:c="9"/>= new BufferedReader(</text:p>
                <text:p text:style-name="Preformatted_20_Text"><text:s text:c="14"/>new InputStreamReader(socket.getInputStream()));</text:p>
                <text:p text:style-name="Preformatted_20_Text"><text:s text:c="6"/>PrintWriter out</text:p>
                <text:p text:style-name="Preformatted_20_Text"><text:s text:c="9"/>= new PrintWriter(socket.getOutputStream(), true);</text:p>
                <text:p text:style-name="Preformatted_20_Text"><text:s text:c="6"/>// Send request to the HTTP server.</text:p>
                <text:p text:style-name="Preformatted_20_Text"><text:s text:c="6"/>out.println("<text:span text:style-name="Strong_20_Emphasis">GET /index.html HTTP/1.0</text:span>");</text:p>
                <text:p text:style-name="Preformatted_20_Text"><text:s text:c="6"/>out.println(); <text:s text:c="2"/>// blank line separating header &amp; body</text:p>
                <text:p text:style-name="Preformatted_20_Text"><text:s text:c="6"/>out.flush();</text:p>
                <text:p text:style-name="Preformatted_20_Text"><text:s text:c="6"/>// Read the response and display on console.</text:p>
                <text:p text:style-name="Preformatted_20_Text"><text:s text:c="6"/>String line;</text:p>
                <text:p text:style-name="Preformatted_20_Text"><text:s text:c="6"/>// readLine() returns null if server close the network socket.</text:p>
                <text:p text:style-name="Preformatted_20_Text"><text:s text:c="6"/>while((line = in.readLine()) != null) {</text:p>
                <text:p text:style-name="Preformatted_20_Text"><text:s text:c="9"/>System.out.println(line);</text:p>
                <text:p text:style-name="Preformatted_20_Text"><text:s text:c="6"/>}</text:p>
                <text:p text:style-name="Preformatted_20_Text"><text:s text:c="6"/>// Close the I/O streams.</text:p>
                <text:p text:style-name="Preformatted_20_Text"><text:s text:c="6"/>in.close();</text:p>
                <text:p text:style-name="Preformatted_20_Text"><text:s text:c="6"/>out.close();</text:p>
                <text:p text:style-name="Standard"><text:s/>}</text:p>
                <text:p text:style-name="P3">}</text:p>
              </table:table-cell>
            </table:table-row>
            <table:table-row>
              <table:table-cell table:style-name="Table14.A2" office:value-type="string">
                <text:p text:style-name="Preformatted_20_Text"/>
              </table:table-cell>
            </table:table-row>
          </table:table>
          <text:p text:style-name="Text_20_body"/>
          <text:p text:style-name="Preformatted_20_Text"/>
          <text:p text:style-name="Preformatted_20_Text"><text:s text:c="2"/></text:p>
          <text:h text:style-name="Heading_20_4" text:outline-level="4">HTTP/1.0 GET İsteği</text:h>
          <table:table table:name="Table15" table:style-name="Table15">
            <table:table-column table:style-name="Table15.A"/>
            <table:table-row>
              <table:table-cell table:style-name="Table15.A1" office:value-type="string">
                <text:p text:style-name="Preformatted_20_Text"><text:span text:style-name="Strong_20_Emphasis">GET /index.html HTTP/1.0</text:span></text:p>
                <text:p text:style-name="P3">(enter twice to create a blank line)</text:p>
                <text:p text:style-name="Preformatted_20_Text"><text:span text:style-name="Strong_20_Emphasis">HTTP/1.1 200 OK</text:span></text:p>
                <text:p text:style-name="Preformatted_20_Text">Date: Sun, 18 Oct 2009 08:56:53 GMT</text:p>
                <text:p text:style-name="Preformatted_20_Text">Server: Apache/2.2.14 (Win32)</text:p>
                <text:p text:style-name="Preformatted_20_Text">Last-Modified: Sat, 20 Nov 2004 07:16:26 GMT</text:p>
                <text:p text:style-name="Preformatted_20_Text">ETag: "10000000565a5-2c-3e94b66c2e680"</text:p>
                <text:p text:style-name="Preformatted_20_Text">Accept-Ranges: bytes</text:p>
                <text:p text:style-name="Preformatted_20_Text">Content-Length: 44</text:p>
                <text:p text:style-name="Preformatted_20_Text">Connection: close</text:p>
                <text:p text:style-name="Preformatted_20_Text">Content-Type: text/html</text:p>
                <text:p text:style-name="P2">X-Pad: avoid browser bug</text:p>
              </table:table-cell>
            </table:table-row>
          </table:table>
          <text:p text:style-name="Preformatted_20_Text"><text:span text:style-name="Strong_20_Emphasis"/></text:p>
          <text:p text:style-name="Preformatted_20_Text"><text:soft-page-break/><text:s text:c="3"/></text:p>
          <text:p text:style-name="Preformatted_20_Text">&lt;html&gt;&lt;body&gt;&lt;h1&gt;It works!&lt;/h1&gt;&lt;/body&gt;&lt;/html&gt;</text:p>
          <text:p text:style-name="Preformatted_20_Text"><text:s text:c="3"/></text:p>
          <text:p text:style-name="P3">Connection to host lost.</text:p>
          <text:p text:style-name="P3">Dönen sonuçta istenen sayfa server da varsa "200 OK" kodu ile birlikte; son değiştirilme tarihi MIME type(content), Content-Lenght gibi gerekli açıklamalarla birlikte döner.</text:p>
          <text:p text:style-name="P4">Response Status Code(Cevabın durum Kodu)</text:p>
          <text:p text:style-name="Text_20_body"><text:s/>Cevap Mesajının ilk satırı Durum kodunu içeririr.Bu kod isteğin sonucu belirlemek için server tarafından oluşturulur.</text:p>
          <text:p text:style-name="Text_20_body">Durum Kodu 3 basamaklıdır:</text:p>
          <table:table table:name="Table16" table:style-name="Table16">
            <table:table-column table:style-name="Table16.A"/>
            <table:table-row>
              <table:table-cell table:style-name="Table16.A1" office:value-type="string">
                <text:list xml:id="list788483311" text:style-name="L8">
                  <text:list-item>
                    <text:p text:style-name="P25">1xx (Bilgilendirme): İstek alındı, server sürece devam ediyor.</text:p>
                  </text:list-item>
                  <text:list-item>
                    <text:p text:style-name="P25">2xx (Başarılı): İstek başarılı olarak alındı, anlaşıldı, kabul edildi ve işlendi.</text:p>
                  </text:list-item>
                  <text:list-item>
                    <text:p text:style-name="P25">3xx (Yönlendirme): İsteği tamamlamak için daha fazla işleme ihtiyaç var.</text:p>
                  </text:list-item>
                  <text:list-item>
                    <text:p text:style-name="P25">4xx (İstemci hatası): İsteğin syntaxı kötü yada anlaşılamadı. </text:p>
                  </text:list-item>
                  <text:list-item>
                    <text:p text:style-name="P13">5xx (Server hatası): Server istek dogrulandığı halde işlemi gerçkeleştiremedi. </text:p>
                  </text:list-item>
                </text:list>
              </table:table-cell>
            </table:table-row>
          </table:table>
          <text:p text:style-name="Text_20_body"/>
          <text:p text:style-name="Text_20_body">Yaygın olarak karşılaşılan durum kodları:</text:p>
          <text:list xml:id="list494896019" text:style-name="L9">
            <text:list-item>
              <text:p text:style-name="P26">100 Continue: Server isteği aldı ve sürece devam ediyor.</text:p>
            </text:list-item>
            <text:list-item>
              <text:p text:style-name="P26">200 OK: İstek tamamlandı. </text:p>
            </text:list-item>
            <text:list-item>
              <text:p text:style-name="P26">301 Move Permanently: İstenilen kaynak yeni bir lokasyona taşındı. <text:s/></text:p>
            </text:list-item>
            <text:list-item>
              <text:p text:style-name="P26">302 Found &amp; Redirect (or Move Temporarily): 301 ile aynıdır fakat yeni loakasyon geçicidir. </text:p>
            </text:list-item>
            <text:list-item>
              <text:p text:style-name="P26">304 Not Modified: <text:s/>GET İsteği <text:span text:style-name="Source_20_Text">If-Modified-Since</text:span> <text:s/>ile birlikte yaparolırsa, serverın istenilen kaynagın değişmediğini belirttiği cevap türüdür.</text:p>
            </text:list-item>
            <text:list-item>
              <text:p text:style-name="P26">400 Bad Request: Server isteği yorumlayamadı veya istek anlaşılmadıgı durumlarda döner, muhtemelen syntax hatası yapılmıştır.</text:p>
            </text:list-item>
            <text:list-item>
              <text:p text:style-name="P26">401 Authentication Required: <text:s/>İstenilen kaynak protected ise istemciden kullanıcıadı/parola ile kimlik dogrulaması yapması istenir. İstemci dogrulamayı gerçekleştirdikten sonra istek yeniden yapılmalıdır.</text:p>
            </text:list-item>
            <text:list-item>
              <text:p text:style-name="P26">403 Forbidden: İstemci kimlik doğrulaması yaptığı halde, Serverın kaynagı sağlamayı reddetmesi durumunda döndürülen koddur.</text:p>
            </text:list-item>
            <text:list-item>
              <text:p text:style-name="P26">404 Not Found: İstenilen kaynagın server üzerinde bulunamadığı durumda döndürülen cevap kodudur.</text:p>
            </text:list-item>
            <text:list-item>
              <text:p text:style-name="P26">405 Method Not Allowed: İstek Metodu olarak, POST, PUT, DELETE gibi metodlardan uygun olan brisi kullanılır, Andak istenilen kaynak için, istek metoduna izin vermediği durumda kullanılır. </text:p>
            </text:list-item>
            <text:list-item>
              <text:p text:style-name="P26">408 Request Timeout: </text:p>
            </text:list-item>
            <text:list-item>
              <text:p text:style-name="P26">414 Request URI too Large: </text:p>
            </text:list-item>
            <text:list-item>
              <text:p text:style-name="P26">500 Internal Server Error: Genelde, isteğe cevap veren server tarafındaki program hata ile karşılaştığında görülür.</text:p>
            </text:list-item>
          </text:list>
          <text:p text:style-name="P17"/>
          <text:list xml:id="list52621268" text:continue-numbering="true" text:style-name="L9">
            <text:list-item>
              <text:p text:style-name="P26"><text:soft-page-break/>501 Method Not Implemented: Uygun bir istek mesajı olmaması durumda görülür.(mesela GET yerine Get yazılması gibi durumlarda görülür.)</text:p>
            </text:list-item>
            <text:list-item>
              <text:p text:style-name="P26">503 Service Unavailable: <text:s/>Server overloading yada maintance den dolayı cevap veremeyebilir. İstemci daha sonra tekrar deneyebilir. </text:p>
            </text:list-item>
            <text:list-item>
              <text:p text:style-name="P14">504 Gateway Timeout: Serverdan gelen veri akışının Proxy yada Gateway aracılığıyla zaman aşımına ugradığının belirlenmesi durumda kullanılır.</text:p>
            </text:list-item>
          </text:list>
          <text:h text:style-name="Heading_20_4" text:outline-level="4">More HTTP/1.0 GET Request Examples</text:h>
          <text:h text:style-name="Heading_20_5" text:outline-level="5">Örneğin; İstek metodu yanlış yazılmışsa;</text:h>
          <text:p text:style-name="Text_20_body">In the request, "GET" is misspelled as "get".GET yerine get yazıldığını düşünelim.Server <text:s/>"501 Method Not Implemented" olarak cevap dödürür.Response header ın "<text:span text:style-name="Source_20_Text">Allow</text:span>" kullanılabilecek istek metodlarını listemiştir.</text:p>
          <table:table table:name="Table17" table:style-name="Table17">
            <table:table-column table:style-name="Table17.A"/>
            <table:table-row>
              <table:table-cell table:style-name="Table17.A1" office:value-type="string">
                <text:p text:style-name="Preformatted_20_Text"><text:span text:style-name="Strong_20_Emphasis">get</text:span> /test.html HTTP/1.0</text:p>
                <text:p text:style-name="P3">(enter twice to create a blank line)</text:p>
                <text:p text:style-name="Preformatted_20_Text">HTTP/1.1 <text:span text:style-name="Strong_20_Emphasis">501 Method Not Implemented</text:span></text:p>
                <text:p text:style-name="Preformatted_20_Text">Date: Sun, 18 Oct 2009 10:32:05 GMT</text:p>
                <text:p text:style-name="Preformatted_20_Text">Server: Apache/2.2.14 (Win32)</text:p>
                <text:p text:style-name="Preformatted_20_Text"><text:span text:style-name="Strong_20_Emphasis">Allow: GET,HEAD,POST,OPTIONS,TRACE</text:span></text:p>
                <text:p text:style-name="Preformatted_20_Text">Content-Length: 215</text:p>
                <text:p text:style-name="Preformatted_20_Text">Connection: close</text:p>
                <text:p text:style-name="Preformatted_20_Text">Content-Type: text/html; charset=iso-8859-1</text:p>
                <text:p text:style-name="Preformatted_20_Text"><text:s text:c="3"/></text:p>
                <text:p text:style-name="Preformatted_20_Text">&lt;!DOCTYPE HTML PUBLIC "-//IETF//DTD HTML 2.0//EN"&gt;</text:p>
                <text:p text:style-name="Preformatted_20_Text">&lt;html&gt;&lt;head&gt;</text:p>
                <text:p text:style-name="Preformatted_20_Text">&lt;title&gt;501 Method Not Implemented&lt;/title&gt;</text:p>
                <text:p text:style-name="Preformatted_20_Text">&lt;/head&gt;&lt;body&gt;</text:p>
                <text:p text:style-name="Preformatted_20_Text">&lt;h1&gt;Method Not Implemented&lt;/h1&gt;</text:p>
                <text:p text:style-name="Preformatted_20_Text">&lt;p&gt;get to /index.html not supported.&lt;br /&gt;</text:p>
                <text:p text:style-name="Preformatted_20_Text">&lt;/p&gt;</text:p>
                <text:p text:style-name="P3">&lt;/body&gt;&lt;/html&gt;</text:p>
              </table:table-cell>
            </table:table-row>
          </table:table>
          <text:h text:style-name="Heading_20_5" text:outline-level="5">Örneğin 404 File Not Found</text:h>
          <text:p text:style-name="Text_20_body">GET isteği yapıldığında, <text:span text:style-name="Emphasis">request-URL</text:span> "<text:span text:style-name="Source_20_Text">/t.html</text:span>" <text:s/>ın serverın istenilen kaynagı bulamaması durumda ortaya çıkar.</text:p>
          <text:h text:style-name="Heading_20_5" text:outline-level="5"/>
          <text:h text:style-name="Heading_20_5" text:outline-level="5"/>
          <text:h text:style-name="Heading_20_5" text:outline-level="5"/>
          <text:h text:style-name="Heading_20_5" text:outline-level="5"/>
          <text:p text:style-name="Text_20_body"/>
          <text:p text:style-name="Text_20_body"><text:soft-page-break/></text:p>
          <text:p text:style-name="Text_20_body"/>
          <table:table table:name="Table18" table:style-name="Table18">
            <table:table-column table:style-name="Table18.A"/>
            <table:table-row>
              <table:table-cell table:style-name="Table18.A1" office:value-type="string">
                <text:p text:style-name="Preformatted_20_Text">GET <text:span text:style-name="Strong_20_Emphasis">/t.html</text:span> HTTP/1.0</text:p>
                <text:p text:style-name="P3">(enter twice to create a blank line)</text:p>
                <text:p text:style-name="Preformatted_20_Text">HTTP/1.1 <text:span text:style-name="Strong_20_Emphasis">404 Not Found</text:span></text:p>
                <text:p text:style-name="Preformatted_20_Text">Date: Sun, 18 Oct 2009 10:36:20 GMT</text:p>
                <text:p text:style-name="Preformatted_20_Text">Server: Apache/2.2.14 (Win32)</text:p>
                <text:p text:style-name="Preformatted_20_Text">Content-Length: 204</text:p>
                <text:p text:style-name="Preformatted_20_Text">Connection: close</text:p>
                <text:p text:style-name="Preformatted_20_Text">Content-Type: text/html; charset=iso-8859-1</text:p>
                <text:p text:style-name="Preformatted_20_Text"><text:s text:c="3"/></text:p>
                <text:p text:style-name="Preformatted_20_Text">&lt;!DOCTYPE HTML PUBLIC "-//IETF//DTD HTML 2.0//EN"&gt;</text:p>
                <text:p text:style-name="Preformatted_20_Text">&lt;html&gt;&lt;head&gt;</text:p>
                <text:p text:style-name="Preformatted_20_Text">&lt;title&gt;404 Not Found&lt;/title&gt;</text:p>
                <text:p text:style-name="Preformatted_20_Text">&lt;/head&gt;&lt;body&gt;</text:p>
                <text:p text:style-name="Preformatted_20_Text">&lt;h1&gt;Not Found&lt;/h1&gt;</text:p>
                <text:p text:style-name="Preformatted_20_Text">&lt;p&gt;The requested URL /t.html was not found on this server.&lt;/p&gt;</text:p>
                <text:p text:style-name="P30">&lt;/body&gt;&lt;/html&gt;</text:p>
              </table:table-cell>
            </table:table-row>
          </table:table>
          <text:h text:style-name="Heading_20_5" text:outline-level="5">Örneğin; HTTP Versiyon numarası yanlış yazılmış olsun;</text:h>
          <table:table table:name="Table19" table:style-name="Table19">
            <table:table-column table:style-name="Table19.A"/>
            <table:table-row>
              <table:table-cell table:style-name="Table19.A1" office:value-type="string">
                <text:p text:style-name="Preformatted_20_Text">GET /index.html <text:span text:style-name="Strong_20_Emphasis">HTTTTTP/1.0</text:span></text:p>
                <text:p text:style-name="P3">(enter twice to create a blank line)</text:p>
                <text:p text:style-name="Preformatted_20_Text">HTTP/1.1 <text:span text:style-name="Strong_20_Emphasis">400 Bad Request</text:span></text:p>
                <text:p text:style-name="Preformatted_20_Text">Date: Sun, 08 Feb 2004 01:29:40 GMT</text:p>
                <text:p text:style-name="Preformatted_20_Text">Server: Apache/1.3.29 (Win32)</text:p>
                <text:p text:style-name="Preformatted_20_Text">Connection: close</text:p>
                <text:p text:style-name="Preformatted_20_Text">Content-Type: text/html; charset=iso-8859-1</text:p>
                <text:p text:style-name="Preformatted_20_Text"/>
                <text:p text:style-name="Preformatted_20_Text">&lt;!DOCTYPE HTML PUBLIC "-//IETF//DTD HTML 2.0//EN"&gt;</text:p>
                <text:p text:style-name="Preformatted_20_Text">&lt;HTML&gt;&lt;HEAD&gt;</text:p>
                <text:p text:style-name="Preformatted_20_Text">&lt;TITLE&gt;400 Bad Request&lt;/TITLE&gt;</text:p>
                <text:p text:style-name="Preformatted_20_Text">&lt;/HEAD&gt;&lt;BODY&gt;</text:p>
                <text:p text:style-name="Preformatted_20_Text">&lt;H1&gt;Bad Request&lt;/H1&gt;</text:p>
                <text:p text:style-name="Preformatted_20_Text">Your browser sent a request that this server could not understand.&lt;P&gt;</text:p>
                <text:p text:style-name="Preformatted_20_Text">The request line contained invalid characters following the protocol string.&lt;P&gt;&lt;P&gt;</text:p>
                <text:p text:style-name="P3">&lt;/BODY&gt;&lt;/HTML&gt;</text:p>
              </table:table-cell>
            </table:table-row>
          </table:table>
          <text:h text:style-name="Heading_20_5" text:outline-level="5"><text:soft-page-break/></text:h>
          <text:h text:style-name="Heading_20_5" text:outline-level="5"/>
          <text:h text:style-name="Heading_20_5" text:outline-level="5">Örnegin; Yanlış Request-URI</text:h>
          <text:p text:style-name="Text_20_body">GET isteği yapıldıktan sonra, <text:s/><text:span text:style-name="Emphasis">request-URI, / ile başlamamış olsun.</text:span></text:p>
          <table:table table:name="Table20" table:style-name="Table20">
            <table:table-column table:style-name="Table20.A"/>
            <table:table-row>
              <table:table-cell table:style-name="Table20.A1" office:value-type="string">
                <text:p text:style-name="Preformatted_20_Text">GET test.html HTTP/1.0</text:p>
                <text:p text:style-name="P3">(blank line)</text:p>
                <text:p text:style-name="Preformatted_20_Text">HTTP/1.1 <text:span text:style-name="Strong_20_Emphasis">400 Bad Request</text:span></text:p>
                <text:p text:style-name="Preformatted_20_Text">Date: Sun, 18 Oct 2009 10:42:27 GMT</text:p>
                <text:p text:style-name="Preformatted_20_Text">Server: Apache/2.2.14 (Win32)</text:p>
                <text:p text:style-name="Preformatted_20_Text">Content-Length: 226</text:p>
                <text:p text:style-name="Preformatted_20_Text">Connection: close</text:p>
                <text:p text:style-name="Preformatted_20_Text">Content-Type: text/html; charset=iso-8859-1</text:p>
                <text:p text:style-name="Preformatted_20_Text"><text:s text:c="3"/></text:p>
                <text:p text:style-name="Preformatted_20_Text">&lt;!DOCTYPE HTML PUBLIC "-//IETF//DTD HTML 2.0//EN"&gt;</text:p>
                <text:p text:style-name="Preformatted_20_Text">&lt;html&gt;&lt;head&gt;</text:p>
                <text:p text:style-name="Preformatted_20_Text">&lt;title&gt;400 Bad Request&lt;/title&gt;</text:p>
                <text:p text:style-name="Preformatted_20_Text">&lt;/head&gt;&lt;body&gt;</text:p>
                <text:p text:style-name="Preformatted_20_Text">&lt;h1&gt;Bad Request&lt;/h1&gt;</text:p>
                <text:p text:style-name="Preformatted_20_Text">&lt;p&gt;Your browser sent a request that this server could not understand.&lt;br /&gt;</text:p>
                <text:p text:style-name="Preformatted_20_Text">&lt;/p&gt;</text:p>
                <text:p text:style-name="P3">&lt;/body&gt;&lt;/html&gt;</text:p>
              </table:table-cell>
            </table:table-row>
          </table:table>
          <text:p text:style-name="Text_20_body"><text:span text:style-name="Emphasis"/></text:p>
          <text:p text:style-name="Preformatted_20_Text"/>
          <text:h text:style-name="Heading_20_5" text:outline-level="5">Örnek: Keep-Alive Connection</text:h>
          <text:p text:style-name="Text_20_body">Varsayılan olarak, HTTP/1.0 GET isteği için, server kapalıdır. TCP bağlantısı birkez kurulur istek gönderilir. Bu cevap kodu için, istemcinin kurulan bu bağlantı üzerinden tekrar istek gönderebileceğine işaret edilir.</text:p>
          <table:table table:name="Table21" table:style-name="Table21">
            <table:table-column table:style-name="Table21.A"/>
            <table:table-row>
              <table:table-cell table:style-name="Table21.A1" office:value-type="string">
                <text:p text:style-name="Preformatted_20_Text">GET /test.html HTTP/1.0</text:p>
                <text:p text:style-name="Preformatted_20_Text"><text:span text:style-name="Strong_20_Emphasis">Connection: Keep-Alive</text:span></text:p>
                <text:p text:style-name="P3">(blank line)</text:p>
                <text:p text:style-name="Preformatted_20_Text">HTTP/1.1 <text:span text:style-name="Strong_20_Emphasis">200 OK</text:span></text:p>
                <text:p text:style-name="Preformatted_20_Text">Date: Sun, 18 Oct 2009 10:47:06 GMT</text:p>
                <text:p text:style-name="Preformatted_20_Text">Server: Apache/2.2.14 (Win32)</text:p>
                <text:p text:style-name="Preformatted_20_Text">Last-Modified: Sat, 20 Nov 2004 07:16:26 GMT</text:p>
                <text:p text:style-name="Preformatted_20_Text">ETag: "10000000565a5-2c-3e94b66c2e680"</text:p>
                <text:p text:style-name="Preformatted_20_Text">Accept-Ranges: bytes</text:p>
                <text:p text:style-name="Preformatted_20_Text">Content-Length: 44</text:p>
                <text:p text:style-name="Preformatted_20_Text"><text:span text:style-name="Strong_20_Emphasis">Keep-Alive: timeout=5, max=100</text:span></text:p>
                <text:p text:style-name="Preformatted_20_Text"><text:span text:style-name="Strong_20_Emphasis">Connection: Keep-Alive</text:span></text:p>
                <text:p text:style-name="Preformatted_20_Text">Content-Type: text/html</text:p>
                <text:p text:style-name="P3">&lt;html&gt;&lt;body&gt;&lt;h1&gt;It works!&lt;/h1&gt;&lt;/body&gt;&lt;/html&gt;</text:p>
              </table:table-cell>
            </table:table-row>
          </table:table>
          <text:p text:style-name="Text_20_body"/>
          <text:h text:style-name="Heading_20_5" text:outline-level="5"><text:soft-page-break/>Örnek: Protected Resource a erişim</text:h>
          <text:p text:style-name="Text_20_body">Aşağıdaki GET <text:s/>isteğiyle protected bir kaynaga erişilmeye çalışmaktadır. Server "403 Forbidden" döndürür. “ <text:span text:style-name="Source_20_Text">httpd.conf</text:span>" <text:s/>üzerinden "<text:span text:style-name="Source_20_Text">htdocs\forbidden</text:span>" dosyasının yetkilendirmeye tabi tutulduğunu düşünelim.</text:p>
          <table:table table:name="Table22" table:style-name="Table22">
            <table:table-column table:style-name="Table22.A"/>
            <table:table-row>
              <table:table-cell table:style-name="Table22.A1" office:value-type="string">
                <text:p text:style-name="Preformatted_20_Text">&lt;Directory "C:/apache/htdocs/forbidden"&gt;</text:p>
                <text:p text:style-name="Preformatted_20_Text"><text:s text:c="3"/>Order deny,allow</text:p>
                <text:p text:style-name="Preformatted_20_Text"><text:s text:c="3"/>deny from all</text:p>
                <text:p text:style-name="P3">&lt;/Directory&gt;</text:p>
                <text:p text:style-name="Preformatted_20_Text">GET <text:span text:style-name="Strong_20_Emphasis">/forbidden/index.html</text:span> HTTP/1.0</text:p>
                <text:p text:style-name="P3">(blank line)</text:p>
                <text:p text:style-name="Preformatted_20_Text">HTTP/1.1 <text:span text:style-name="Strong_20_Emphasis">403 Forbidden</text:span></text:p>
                <text:p text:style-name="Preformatted_20_Text">Date: Sun, 18 Oct 2009 11:58:41 GMT</text:p>
                <text:p text:style-name="Preformatted_20_Text">Server: Apache/2.2.14 (Win32)</text:p>
                <text:p text:style-name="Preformatted_20_Text">Content-Length: 222</text:p>
                <text:p text:style-name="Preformatted_20_Text">Keep-Alive: timeout=5, max=100</text:p>
                <text:p text:style-name="Preformatted_20_Text">Connection: Keep-Alive</text:p>
                <text:p text:style-name="Preformatted_20_Text">Content-Type: text/html; charset=iso-8859-1</text:p>
                <text:p text:style-name="Preformatted_20_Text"><text:s text:c="3"/></text:p>
                <text:p text:style-name="Preformatted_20_Text">&lt;!DOCTYPE HTML PUBLIC "-//IETF//DTD HTML 2.0//EN"&gt;</text:p>
                <text:p text:style-name="Preformatted_20_Text">&lt;html&gt;&lt;head&gt;</text:p>
                <text:p text:style-name="Preformatted_20_Text">&lt;title&gt;403 Forbidden&lt;/title&gt;</text:p>
                <text:p text:style-name="Preformatted_20_Text">&lt;/head&gt;&lt;body&gt;</text:p>
                <text:p text:style-name="Preformatted_20_Text">&lt;h1&gt;Forbidden&lt;/h1&gt;</text:p>
                <text:p text:style-name="Preformatted_20_Text">&lt;p&gt;You don't have permission to access /forbidden/index.html</text:p>
                <text:p text:style-name="Preformatted_20_Text">on this server.&lt;/p&gt;</text:p>
                <text:p text:style-name="P3">&lt;/body&gt;&lt;/html&gt;</text:p>
              </table:table-cell>
            </table:table-row>
          </table:table>
          <text:p text:style-name="Text_20_body"><text:s/><text:span text:style-name="T1">HTTP/1.1 GET Request</text:span></text:p>
          <text:p text:style-name="Text_20_body">HTTP/1.1 server sözde <text:span text:style-name="Emphasis">virtual host ların kullanımına da olanak sağlar</text:span>. <text:s/>Yani aynı fiziksel server üzerinde server farklı hostnameler kullanarak birçok sanal host barındırabilir.(<text:span text:style-name="Source_20_Text">www.test101.com</text:span> veya <text:a xlink:type="simple" xlink:href="http://www.test909.com/"><text:span text:style-name="Source_20_Text">www.test909.com</text:span></text:a><text:span text:style-name="Source_20_Text"> gibi</text:span>)Sonuç olarak, HTTP/1.1 GET <text:s/>isteği, virtual hostlardan birinin seçimi için, request header "<text:span text:style-name="Source_20_Text">Host</text:span>" bilgisini içermek zorundadır.Örneğin: HTTP/1.1 Request</text:p>
          <table:table table:name="Table23" table:style-name="Table23">
            <table:table-column table:style-name="Table23.A"/>
            <table:table-row>
              <table:table-cell table:style-name="Table23.A1" office:value-type="string">
                <text:p text:style-name="Preformatted_20_Text">GET /index.html HTTP/1.1</text:p>
                <text:p text:style-name="Preformatted_20_Text"><text:span text:style-name="Strong_20_Emphasis">Host: 127.0.0.1</text:span></text:p>
                <text:p text:style-name="P3">(blank line)</text:p>
                <text:p text:style-name="Preformatted_20_Text">HTTP/1.1 200 OK</text:p>
                <text:p text:style-name="Preformatted_20_Text">Date: Sun, 18 Oct 2009 12:10:12 GMT</text:p>
                <text:p text:style-name="Preformatted_20_Text">Server: Apache/2.2.14 (Win32)</text:p>
                <text:p text:style-name="Preformatted_20_Text">Last-Modified: Sat, 20 Nov 2004 07:16:26 GMT</text:p>
                <text:p text:style-name="Preformatted_20_Text">ETag: "10000000565a5-2c-3e94b66c2e680"</text:p>
                <text:p text:style-name="Preformatted_20_Text">Accept-Ranges: bytes</text:p>
                <text:p text:style-name="Preformatted_20_Text">Content-Length: 44</text:p>
                <text:p text:style-name="Preformatted_20_Text">Content-Type: text/html</text:p>
                <text:p text:style-name="Preformatted_20_Text"><text:s text:c="3"/></text:p>
                <text:p text:style-name="P3"><text:soft-page-break/>&lt;html&gt;&lt;body&gt;&lt;h1&gt;It works!&lt;/h1&gt;&lt;/body&gt;&lt;/html&gt;</text:p>
              </table:table-cell>
            </table:table-row>
          </table:table>
          <text:h text:style-name="Heading_20_5" text:outline-level="5">Örnek HTTP/1.1 için Host Header yazılmamışsa</text:h>
          <text:p text:style-name="Text_20_body">Server "400 Bad Request" döndürür.</text:p>
          <table:table table:name="Table24" table:style-name="Table24">
            <table:table-column table:style-name="Table24.A"/>
            <table:table-row>
              <table:table-cell table:style-name="Table24.A1" office:value-type="string">
                <text:p text:style-name="Preformatted_20_Text">GET /index.html HTTP/1.1</text:p>
                <text:p text:style-name="P3">(blank line)</text:p>
                <text:p text:style-name="Preformatted_20_Text">HTTP/1.1 400 Bad Request</text:p>
                <text:p text:style-name="Preformatted_20_Text">Date: Sun, 18 Oct 2009 12:13:46 GMT</text:p>
                <text:p text:style-name="Preformatted_20_Text">Server: Apache/2.2.14 (Win32)</text:p>
                <text:p text:style-name="Preformatted_20_Text">Content-Length: 226</text:p>
                <text:p text:style-name="Preformatted_20_Text">Connection: close</text:p>
                <text:p text:style-name="Preformatted_20_Text">Content-Type: text/html; charset=iso-8859-1</text:p>
                <text:p text:style-name="Preformatted_20_Text"><text:s text:c="3"/></text:p>
                <text:p text:style-name="Preformatted_20_Text">&lt;!DOCTYPE HTML PUBLIC "-//IETF//DTD HTML 2.0//EN"&gt;</text:p>
                <text:p text:style-name="Preformatted_20_Text">&lt;html&gt;&lt;head&gt;</text:p>
                <text:p text:style-name="Preformatted_20_Text">&lt;title&gt;400 Bad Request&lt;/title&gt;</text:p>
                <text:p text:style-name="Preformatted_20_Text">&lt;/head&gt;&lt;body&gt;</text:p>
                <text:p text:style-name="Preformatted_20_Text">&lt;h1&gt;Bad Request&lt;/h1&gt;</text:p>
                <text:p text:style-name="Preformatted_20_Text">&lt;p&gt;Your browser sent a request that this server could not understand.&lt;br /&gt;</text:p>
                <text:p text:style-name="Preformatted_20_Text">&lt;/p&gt;</text:p>
                <text:p text:style-name="P3">&lt;/body&gt;&lt;/html&gt;</text:p>
              </table:table-cell>
            </table:table-row>
          </table:table>
          <text:p text:style-name="Text_20_body"/>
          <text:h text:style-name="Heading_20_4" text:outline-level="4">Şartlı GET İstekleri</text:h>
          <text:p text:style-name="Text_20_body">Daha önceki örneklerin hepsinde, Serverde dökümanın tamamını istedik. Örneğin, last-modified date yada dokumanın tamamı için değilde bir parçası için istek yapmak istediğimizde, GET için şart belirtmeliyiz.</text:p>
          <text:p text:style-name="Text_20_body">Şartlı Request Headeralr şunları içerir.</text:p>
          <text:list xml:id="list466983336" text:style-name="L11">
            <text:list-item>
              <text:p text:style-name="P27"><text:span text:style-name="Source_20_Text">If-Modified-Since</text:span> (check for response status code "304 Not Modified"). </text:p>
            </text:list-item>
            <text:list-item>
              <text:p text:style-name="P27"><text:span text:style-name="Source_20_Text">If-Unmodified-Since</text:span> </text:p>
            </text:list-item>
            <text:list-item>
              <text:p text:style-name="P27"><text:span text:style-name="Source_20_Text">If-Match</text:span> </text:p>
            </text:list-item>
            <text:list-item>
              <text:p text:style-name="P27"><text:span text:style-name="Source_20_Text">If-None-Match</text:span> </text:p>
            </text:list-item>
            <text:list-item>
              <text:p text:style-name="P15"><text:span text:style-name="Source_20_Text">If-Range</text:span> </text:p>
            </text:list-item>
          </text:list>
          <text:h text:style-name="Heading_20_4" text:outline-level="4">Request Headers</text:h>
          <text:p text:style-name="Text_20_body">Bu bölümde yaygın olarak kullanılan request headerler gösterilmiştir. <text:span text:style-name="Source_20_Text">Content-Length</text:span>, <text:span text:style-name="Source_20_Text">If-Modified-Since gibi</text:span>.</text:p>
          <text:p text:style-name="Text_20_body"><text:span text:style-name="Source_20_Text"><text:span text:style-name="Strong_20_Emphasis">Host: </text:span></text:span><text:span text:style-name="Source_20_Text"><text:span text:style-name="Strong_20_Emphasis"><text:span text:style-name="Emphasis">domain-name</text:span></text:span></text:span> - HTTP/1.1 virtual host ların kullanımına olanak sağlar. <text:s/>Multiple DNS isimleri (e.g., www.test101.com and www.test102.com) <text:s/>fiziksel olarak aynı server üzerinde, kendi root dokuman klasoruyle birlikte <text:s/>bulunabilir. <text:span text:style-name="Source_20_Text">Host</text:span> header, HTTP/1.1 içindeki bu hostlardan birini seçmek zorundadır</text:p>
          <text:p text:style-name="Text_20_body"><text:soft-page-break/><text:span text:style-name="Strong_20_Emphasis"><text:span text:style-name="Source_20_Text">Accept: </text:span></text:span><text:span text:style-name="Strong_20_Emphasis"><text:span text:style-name="Source_20_Text"><text:span text:style-name="Emphasis">mime-type-1</text:span></text:span></text:span><text:span text:style-name="Strong_20_Emphasis"><text:span text:style-name="Source_20_Text">, </text:span></text:span><text:span text:style-name="Strong_20_Emphasis"><text:span text:style-name="Source_20_Text"><text:span text:style-name="Emphasis">mime-type-2</text:span></text:span></text:span><text:span text:style-name="Strong_20_Emphasis"><text:span text:style-name="Source_20_Text">, ...</text:span></text:span> - İstemci, <text:span text:style-name="Source_20_Text">Accept</text:span> header kullanarak servera üzerinde çalışılacak MIME type ları belirtir. </text:p>
          <text:p text:style-name="Text_20_body"><text:span text:style-name="Strong_20_Emphasis"><text:span text:style-name="Source_20_Text">Accept-Language: </text:span></text:span><text:span text:style-name="Strong_20_Emphasis"><text:span text:style-name="Source_20_Text"><text:span text:style-name="Emphasis">language-1</text:span></text:span></text:span><text:span text:style-name="Strong_20_Emphasis"><text:span text:style-name="Source_20_Text">, </text:span></text:span><text:span text:style-name="Strong_20_Emphasis"><text:span text:style-name="Source_20_Text"><text:span text:style-name="Emphasis">language-2</text:span></text:span></text:span><text:span text:style-name="Strong_20_Emphasis"><text:span text:style-name="Source_20_Text">, ...</text:span></text:span> - İtsemci, <text:span text:style-name="Source_20_Text">Accept-Language</text:span> header kullanarak hangi dil üzerinden işlem yapılacağını belirtir.(English, Chinese, French gibi)</text:p>
          <text:p text:style-name="Text_20_body"><text:span text:style-name="Strong_20_Emphasis"><text:span text:style-name="Source_20_Text">Accept-Charset: </text:span></text:span><text:span text:style-name="Strong_20_Emphasis"><text:span text:style-name="Source_20_Text"><text:span text:style-name="Emphasis">Charset-1</text:span></text:span></text:span><text:span text:style-name="Strong_20_Emphasis"><text:span text:style-name="Source_20_Text">, </text:span></text:span><text:span text:style-name="Strong_20_Emphasis"><text:span text:style-name="Source_20_Text"><text:span text:style-name="Emphasis">Charset-2</text:span></text:span></text:span><text:span text:style-name="Strong_20_Emphasis"><text:span text:style-name="Source_20_Text">, ...</text:span></text:span> - Hangi charset üzerinde çalışılacağı belirlenir. ISO-8859-1, ISO-8859-2, ISO-8859-5, BIG5, UCS2, UCS4, UTF8 gibi.</text:p>
          <text:p text:style-name="Text_20_body"><text:span text:style-name="Strong_20_Emphasis"><text:span text:style-name="Source_20_Text">Accept-Encoding: </text:span></text:span><text:span text:style-name="Strong_20_Emphasis"><text:span text:style-name="Source_20_Text"><text:span text:style-name="Emphasis">encoding-method-1</text:span></text:span></text:span><text:span text:style-name="Strong_20_Emphasis"><text:span text:style-name="Source_20_Text">, </text:span></text:span><text:span text:style-name="Strong_20_Emphasis"><text:span text:style-name="Source_20_Text"><text:span text:style-name="Emphasis">encoding-method-2</text:span></text:span></text:span><text:span text:style-name="Strong_20_Emphasis"><text:span text:style-name="Source_20_Text">, ...</text:span></text:span> - İstemcinin sunucuya hangi encoding metodunun kullanıacağını belirtmesi için kullanılır.Yaygın kullanılanları, "<text:span text:style-name="Source_20_Text">x-gzip</text:span> (<text:span text:style-name="Source_20_Text">.gz</text:span>, <text:span text:style-name="Source_20_Text">.tgz</text:span>)" ve "<text:span text:style-name="Source_20_Text">x-compress</text:span> (<text:span text:style-name="Source_20_Text">.Z</text:span>)" dir.</text:p>
          <text:p text:style-name="Text_20_body"><text:span text:style-name="Strong_20_Emphasis"><text:span text:style-name="Source_20_Text">Connection: Close|Keep-Alive</text:span></text:span> – İstemci, sunucuya istek yapıldıktan sonra bir sonraki istek için bağlantının kapatılıp kapatılmayacağını belirler. HTTP/1.1 varsayılan olarak (keep-alive) , HTTP/1.0 close connectiondır.</text:p>
          <text:p text:style-name="Text_20_body"><text:span text:style-name="Strong_20_Emphasis"><text:span text:style-name="Source_20_Text">Referer: </text:span></text:span><text:span text:style-name="Strong_20_Emphasis"><text:span text:style-name="Source_20_Text"><text:span text:style-name="Emphasis">referer-URL</text:span></text:span></text:span> - İstemci, dökümana bir referans tanımlamak için kullanır.</text:p>
          <text:p text:style-name="Text_20_body"><text:span text:style-name="Strong_20_Emphasis"><text:span text:style-name="Source_20_Text">User-Agent: </text:span></text:span><text:span text:style-name="Strong_20_Emphasis"><text:span text:style-name="Source_20_Text"><text:span text:style-name="Emphasis">browser-type</text:span></text:span></text:span> – İstek yapmak için kullanılan browserın tipi belirlenir.</text:p>
          <text:p text:style-name="Text_20_body"><text:span text:style-name="Strong_20_Emphasis"><text:span text:style-name="Source_20_Text">Content-Length: </text:span></text:span><text:span text:style-name="Strong_20_Emphasis"><text:span text:style-name="Source_20_Text"><text:span text:style-name="Emphasis">number-of-bytes</text:span></text:span></text:span> - POST isteği yapılırken, server a request body nin boyutununun bildirilmesi için kullanılır. </text:p>
          <text:p text:style-name="Text_20_body"><text:span text:style-name="Strong_20_Emphasis"><text:span text:style-name="Source_20_Text">Content-Type: </text:span></text:span><text:span text:style-name="Strong_20_Emphasis"><text:span text:style-name="Source_20_Text"><text:span text:style-name="Emphasis">mime-type</text:span></text:span></text:span> - POST isteği yapılırken, server a request body nin media tipinin bildirilmesi için kullanılır. </text:p>
          <text:p text:style-name="Text_20_body"><text:span text:style-name="Strong_20_Emphasis"><text:span text:style-name="Source_20_Text">Cache-Control: no-cache|...</text:span></text:span> - İstemci procy server yoluyla cachelenen sayfaların, nasıl cacheleneceğinn belirtiminde kullanılır. </text:p>
          <text:p text:style-name="Text_20_body"><text:span text:style-name="Strong_20_Emphasis"><text:span text:style-name="Source_20_Text">Authorization</text:span></text:span>: Protected Kaynaga erişimde istemciden kimlik dogrulaması istenmesini sağlamak amacıyla kullanılır.</text:p>
          <text:p text:style-name="Text_20_body"><text:span text:style-name="Strong_20_Emphasis"><text:span text:style-name="Source_20_Text">Cookie: </text:span></text:span><text:span text:style-name="Strong_20_Emphasis"><text:span text:style-name="Source_20_Text"><text:span text:style-name="Emphasis">cookie-name-1</text:span></text:span></text:span><text:span text:style-name="Strong_20_Emphasis"><text:span text:style-name="Source_20_Text">=</text:span></text:span><text:span text:style-name="Strong_20_Emphasis"><text:span text:style-name="Source_20_Text"><text:span text:style-name="Emphasis">cookie-value-1</text:span></text:span></text:span><text:span text:style-name="Strong_20_Emphasis"><text:span text:style-name="Source_20_Text">, </text:span></text:span><text:span text:style-name="Strong_20_Emphasis"><text:span text:style-name="Source_20_Text"><text:span text:style-name="Emphasis">cookie-name-2</text:span></text:span></text:span><text:span text:style-name="Strong_20_Emphasis"><text:span text:style-name="Source_20_Text">=</text:span></text:span><text:span text:style-name="Strong_20_Emphasis"><text:span text:style-name="Source_20_Text"><text:span text:style-name="Emphasis">cookie-value-2</text:span></text:span></text:span><text:span text:style-name="Strong_20_Emphasis"><text:span text:style-name="Source_20_Text">, ...</text:span></text:span> - İstemci serverdan cookieleri geri döndürmek istediğinde kullanılır.</text:p>
          <text:p text:style-name="Text_20_body"><text:span text:style-name="Strong_20_Emphasis"><text:span text:style-name="Source_20_Text">If-Modified-Since: </text:span></text:span><text:span text:style-name="Strong_20_Emphasis"><text:span text:style-name="Source_20_Text"><text:span text:style-name="Emphasis">date</text:span></text:span></text:span> -Server a sadece belirli bir tarihten sonra sayfalar için istek yapılmasını sağlar.</text:p>
          <text:h text:style-name="Heading_20_4" text:outline-level="4">Klasör için GET Request </text:h>
          <text:p text:style-name="Text_20_body">Klasörün "<text:span text:style-name="Source_20_Text">testdir</text:span>" olduğunu varsayalım.</text:p>
          <text:p text:style-name="Text_20_body">İstemci "<text:span text:style-name="Source_20_Text">/testdir/</text:span>" için GET request yaptığında (klasor olarak)</text:p>
          <text:list xml:id="list1576005491" text:style-name="L12">
            <text:list-item>
              <text:p text:style-name="P28">Eger klasorun içinde "<text:span text:style-name="Source_20_Text">index.html</text:span>" <text:s/>varsa, server; "<text:span text:style-name="Source_20_Text">/testdir/index.html</text:span>" I döndürecektir.</text:p>
            </text:list-item>
            <text:list-item>
              <text:p text:style-name="P28">Yoksa, Eger server izin veriyorsa, server klasoru listeleyip döndürecektir.</text:p>
            </text:list-item>
            <text:list-item>
              <text:p text:style-name="P16">2.adımda gerçekleşmezse "404 Page Not Found" döndürlecektir.. </text:p>
            </text:list-item>
          </text:list>
          <text:p text:style-name="Text_20_body"/>
          <text:p text:style-name="Text_20_body"/>
          <text:p text:style-name="Text_20_body"/>
          <text:p text:style-name="Text_20_body"/>
          <table:table table:name="Table25" table:style-name="Table25">
            <table:table-column table:style-name="Table25.A"/>
            <text:soft-page-break/>
            <table:table-row>
              <table:table-cell table:style-name="Table25.A1" office:value-type="string">
                <text:p text:style-name="Preformatted_20_Text">GET /testdir HTTP/1.1</text:p>
                <text:p text:style-name="Preformatted_20_Text">Host: 127.0.0.1</text:p>
                <text:p text:style-name="P3">(blank line)</text:p>
                <text:p text:style-name="Preformatted_20_Text">HTTP/1.1 <text:span text:style-name="Strong_20_Emphasis">301 Moved Permanently</text:span></text:p>
                <text:p text:style-name="Preformatted_20_Text">Date: Sun, 18 Oct 2009 13:19:15 GMT</text:p>
                <text:p text:style-name="Preformatted_20_Text">Server: Apache/2.2.14 (Win32)</text:p>
                <text:p text:style-name="Preformatted_20_Text"><text:span text:style-name="Strong_20_Emphasis">Location: http://127.0.0.1:8000/testdir/</text:span></text:p>
                <text:p text:style-name="Preformatted_20_Text">Content-Length: 238</text:p>
                <text:p text:style-name="Preformatted_20_Text">Content-Type: text/html; charset=iso-8859-1</text:p>
                <text:p text:style-name="Preformatted_20_Text"><text:s text:c="3"/></text:p>
                <text:p text:style-name="Preformatted_20_Text">&lt;!DOCTYPE HTML PUBLIC "-//IETF//DTD HTML 2.0//EN"&gt;</text:p>
                <text:p text:style-name="Preformatted_20_Text">&lt;html&gt;&lt;head&gt;</text:p>
                <text:p text:style-name="Preformatted_20_Text">&lt;title&gt;301 Moved Permanently&lt;/title&gt;</text:p>
                <text:p text:style-name="Preformatted_20_Text">&lt;/head&gt;&lt;body&gt;</text:p>
                <text:p text:style-name="Preformatted_20_Text">&lt;h1&gt;Moved Permanently&lt;/h1&gt;</text:p>
                <text:p text:style-name="Preformatted_20_Text">&lt;p&gt;The document has moved &lt;a href="http://127.0.0.1:8000/testdir/"&gt;here&lt;/a&gt;.&lt;/p&gt;</text:p>
                <text:p text:style-name="Preformatted_20_Text"/>
                <text:p text:style-name="P31">&lt;/body&gt;&lt;/html&gt;</text:p>
              </table:table-cell>
            </table:table-row>
          </table:table>
          <text:p text:style-name="Preformatted_20_Text"/>
          <text:p text:style-name="Preformatted_20_Text">Yukardaki örnekte GET isteği yapılırken, /testdir ile yapılmıştır. Dikkat edilirse <text:s/>Locationdan sonraki /testdir/ şekildedir. Browser üzerinden denediğimizde göreceğimiz o ki <text:a xlink:type="simple" xlink:href="http://127.0.0.1:8000/testdir"><text:span text:style-name="Strong_20_Emphasis"><text:span text:style-name="T6">http://127.0.0.1:8000/testdir</text:span></text:span></text:a><text:span text:style-name="Strong_20_Emphasis"><text:span text:style-name="T6"> şekilinde yapılan istege cevap </text:span></text:span><text:a xlink:type="simple" xlink:href="http://127.0.0.1:8000/testdir/"><text:span text:style-name="Strong_20_Emphasis"><text:span text:style-name="T6">http://127.0.0.1:8000/testdir/</text:span></text:span></text:a><text:span text:style-name="Strong_20_Emphasis"><text:span text:style-name="T6"> den gelir.</text:span></text:span></text:p>
          <text:h text:style-name="Heading_20_4" text:outline-level="4">Proxy Server aracılığıyla GET Request </text:h>
          <text:p text:style-name="Text_20_body">Proxy Server aracılıgıyla GET isteği göndermek için, (a) Proxy server bir TCP connection sağlanmalı (b)hedef server üzerinde bir request-URI <text:span text:style-name="Source_20_Text">http://</text:span><text:span text:style-name="Emphasis">hostname</text:span><text:span text:style-name="Source_20_Text">:</text:span><text:span text:style-name="Emphasis">port</text:span><text:span text:style-name="Source_20_Text">/</text:span><text:span text:style-name="Emphasis">path</text:span><text:span text:style-name="Source_20_Text">/</text:span><text:span text:style-name="Emphasis">fileName kullanılmalıdır</text:span>.</text:p>
          <text:p text:style-name="Text_20_body">Aşağıdaki çıktı telnet kullanılarak alınmıştır.Proxy Server a bir baglantı kurulmuşve GET request yapılmıştı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26" table:style-name="Table26">
            <table:table-column table:style-name="Table26.A"/>
            <text:soft-page-break/>
            <table:table-row>
              <table:table-cell table:style-name="Table26.A1" office:value-type="string">
                <text:p text:style-name="Preformatted_20_Text">GET <text:span text:style-name="Strong_20_Emphasis">http://www.amazon.com/index.html</text:span> HTTP/1.1</text:p>
                <text:p text:style-name="Preformatted_20_Text">Host: www.amazon.com</text:p>
                <text:p text:style-name="Preformatted_20_Text">Connection: Close</text:p>
                <text:p text:style-name="P3">(blank line)</text:p>
                <text:p text:style-name="Preformatted_20_Text">HTTP/1.1 302 Found</text:p>
                <text:p text:style-name="Preformatted_20_Text">Transfer-Encoding: chunked</text:p>
                <text:p text:style-name="Preformatted_20_Text">Date: Fri, 27 Feb 2004 09:27:35 GMT</text:p>
                <text:p text:style-name="Preformatted_20_Text">Content-Type: text/html; charset=iso-8859-1</text:p>
                <text:p text:style-name="Preformatted_20_Text">Connection: close</text:p>
                <text:p text:style-name="Preformatted_20_Text">Server: Stronghold/2.4.2 Apache/1.3.6 C2NetEU/2412 (Unix)</text:p>
                <text:p text:style-name="Preformatted_20_Text">Set-Cookie: skin=; domain=.amazon.com; path=/; expires=Wed, 01-Aug-01 12:00:00 GMT</text:p>
                <text:p text:style-name="Preformatted_20_Text">Connection: close</text:p>
                <text:p text:style-name="Preformatted_20_Text">Location: http://www.amazon.com:80/exec/obidos/subst/home/home.html</text:p>
                <text:p text:style-name="Preformatted_20_Text">Via: 1.1 xproxy (NetCache NetApp/5.3.1R4D5)</text:p>
                <text:p text:style-name="Preformatted_20_Text"><text:s text:c="3"/></text:p>
                <text:p text:style-name="Preformatted_20_Text">&lt;!DOCTYPE HTML PUBLIC "-//IETF//DTD HTML 2.0//EN"&gt;</text:p>
                <text:p text:style-name="Preformatted_20_Text">&lt;HTML&gt;&lt;HEAD&gt;</text:p>
                <text:p text:style-name="Preformatted_20_Text">&lt;TITLE&gt;302 Found&lt;/TITLE&gt;</text:p>
                <text:p text:style-name="Preformatted_20_Text">&lt;/HEAD&gt;&lt;BODY&gt;</text:p>
                <text:p text:style-name="Preformatted_20_Text">&lt;H1&gt;Found&lt;/H1&gt;</text:p>
                <text:p text:style-name="Preformatted_20_Text">The document has moved</text:p>
                <text:p text:style-name="Preformatted_20_Text">&lt;A HREF="http://www.amazon.com:80/exec/obidos/subst/home/home.html"&gt;</text:p>
                <text:p text:style-name="Preformatted_20_Text">here&lt;/A&gt;.&lt;P&gt;</text:p>
                <text:p text:style-name="Preformatted_20_Text">&lt;/BODY&gt;&lt;/HTML&gt;</text:p>
                <text:p text:style-name="Preformatted_20_Text"><text:s text:c="4"/></text:p>
              </table:table-cell>
            </table:table-row>
          </table:table>
          <text:p text:style-name="Text_20_body"/>
          <text:h text:style-name="Heading_20_3" text:outline-level="3">"HEAD" Request Methodu</text:h>
          <text:p text:style-name="Text_20_body">HEAD request,GET request a benzerdir. Ancak,server sadece header ı döndürür, body kısmını döndürmez. HEAD request headerları kontrol etmemiz gereken durumlarda önemlidir, örneğin, <text:span text:style-name="Source_20_Text">Last-Modified</text:span>, <text:span text:style-name="Source_20_Text">Content-Type</text:span>, <text:span text:style-name="Source_20_Text">Content-Length kontorlu yapabiliriz.</text:span></text:p>
          <table:table table:name="Table27" table:style-name="Table27">
            <table:table-column table:style-name="Table27.A"/>
            <table:table-row>
              <table:table-cell table:style-name="Table27.A1" office:value-type="string">
                <text:p text:style-name="Text_20_body">The syntax of the HEAD request is as follows:</text:p>
                <text:p text:style-name="Preformatted_20_Text">HEAD <text:span text:style-name="Emphasis">request-URI</text:span> <text:span text:style-name="Emphasis">HTTP-version</text:span></text:p>
                <text:p text:style-name="Preformatted_20_Text">(other optional request headers)</text:p>
                <text:p text:style-name="Preformatted_20_Text">(blank line)</text:p>
                <text:p text:style-name="P3">(optional request body)</text:p>
              </table:table-cell>
            </table:table-row>
          </table:table>
          <text:p text:style-name="Text_20_body"><text:span text:style-name="Source_20_Text"/></text:p>
          <text:p text:style-name="Text_20_body"/>
          <text:p text:style-name="Text_20_body"/>
          <text:p text:style-name="Text_20_body"/>
          <text:p text:style-name="Text_20_body"/>
          <text:h text:style-name="Heading_20_5" text:outline-level="5"><text:soft-page-break/>Örnek:</text:h>
          <table:table table:name="Table28" table:style-name="Table28">
            <table:table-column table:style-name="Table28.A"/>
            <table:table-row>
              <table:table-cell table:style-name="Table28.A1" office:value-type="string">
                <text:p text:style-name="Preformatted_20_Text"><text:span text:style-name="Strong_20_Emphasis">HEAD</text:span> /index.html HTTP/1.0</text:p>
                <text:p text:style-name="P3">(blank line)</text:p>
                <text:p text:style-name="Preformatted_20_Text">HTTP/1.1 200 OK</text:p>
                <text:p text:style-name="Preformatted_20_Text">Date: Sun, 18 Oct 2009 14:09:16 GMT</text:p>
                <text:p text:style-name="Preformatted_20_Text">Server: Apache/2.2.14 (Win32)</text:p>
                <text:p text:style-name="Preformatted_20_Text">Last-Modified: Sat, 20 Nov 2004 07:16:26 GMT</text:p>
                <text:p text:style-name="Preformatted_20_Text">ETag: "10000000565a5-2c-3e94b66c2e680"</text:p>
                <text:p text:style-name="Preformatted_20_Text">Accept-Ranges: bytes</text:p>
                <text:p text:style-name="Preformatted_20_Text">Content-Length: 44</text:p>
                <text:p text:style-name="Preformatted_20_Text">Connection: close</text:p>
                <text:p text:style-name="Preformatted_20_Text">Content-Type: text/html</text:p>
                <text:p text:style-name="P3">X-Pad: avoid browser bug</text:p>
              </table:table-cell>
            </table:table-row>
          </table:table>
          <text:p text:style-name="Text_20_body"/>
          <text:p text:style-name="Preformatted_20_Text">Dikkat edilirse cevap sadece, headerı içermektedir, body kısmını içermemektedir.</text:p>
          <text:h text:style-name="Heading_20_3" text:outline-level="3">"OPTIONS" Request Methodu</text:h>
          <text:p text:style-name="Text_20_body">İstemcinin, desteklenen sorgu istek metodlarını server üzerinde sorgulama yapabilmesi için kullanılır.</text:p>
          <table:table table:name="Table29" table:style-name="Table29">
            <table:table-column table:style-name="Table29.A"/>
            <table:table-row>
              <table:table-cell table:style-name="Table29.A1" office:value-type="string">
                <text:p text:style-name="Text_20_body"><text:s/>The syntax for OPTIONS request message is:</text:p>
                <text:p text:style-name="Preformatted_20_Text">OPTIONS <text:span text:style-name="Emphasis">request-URI</text:span>|* <text:span text:style-name="Emphasis">HTTP-version</text:span></text:p>
                <text:p text:style-name="Preformatted_20_Text">(other optional headers)</text:p>
                <text:p text:style-name="P3">(blank line)</text:p>
              </table:table-cell>
            </table:table-row>
          </table:table>
          <text:h text:style-name="Heading_20_5" text:outline-level="5">Örneğin;</text:h>
          <text:p text:style-name="Text_20_body">OPTIONS request bir proxy server aracılıgıyla gönderilmiştir.</text:p>
          <table:table table:name="Table30" table:style-name="Table30">
            <table:table-column table:style-name="Table30.A"/>
            <table:table-row>
              <table:table-cell table:style-name="Table30.A1" office:value-type="string">
                <text:p text:style-name="Preformatted_20_Text">OPTIONS http://www.amazon.com/ HTTP/1.1</text:p>
                <text:p text:style-name="Preformatted_20_Text">Host: www.amazon.com</text:p>
                <text:p text:style-name="Preformatted_20_Text">Connection: Close</text:p>
                <text:p text:style-name="P3">(blank line)</text:p>
                <text:p text:style-name="Preformatted_20_Text">HTTP/1.1 200 OK</text:p>
                <text:p text:style-name="Preformatted_20_Text">Date: Fri, 27 Feb 2004 09:42:46 GMT</text:p>
                <text:p text:style-name="Preformatted_20_Text">Content-Length: 0</text:p>
                <text:p text:style-name="Preformatted_20_Text">Connection: close</text:p>
                <text:p text:style-name="Preformatted_20_Text">Server: Stronghold/2.4.2 Apache/1.3.6 C2NetEU/2412 (Unix)</text:p>
                <text:p text:style-name="Preformatted_20_Text">Allow: GET, HEAD, POST, OPTIONS, TRACE</text:p>
                <text:p text:style-name="Preformatted_20_Text">Connection: close</text:p>
                <text:p text:style-name="Preformatted_20_Text">Via: 1.1 xproxy (NetCache NetApp/5.3.1R4D5)</text:p>
                <text:p text:style-name="P31">(blank line)</text:p>
              </table:table-cell>
            </table:table-row>
          </table:table>
          <text:p text:style-name="Preformatted_20_Text"/>
          <text:p text:style-name="Preformatted_20_Text"/>
          <text:p text:style-name="P3">Bütün serverlar GET isteginin HEAD istegi ile birlikte kullanımına izin verir. Bazen ise HEAD listede yer almaz.</text:p>
          <text:h text:style-name="Heading_20_3" text:outline-level="3"><text:soft-page-break/>"TRACE" Request Method</text:h>
          <table:table table:name="Table31" table:style-name="Table31">
            <table:table-column table:style-name="Table31.A"/>
            <table:table-row>
              <table:table-cell table:style-name="Table31.A1" office:value-type="string">
                <text:p text:style-name="Preformatted_20_Text">TRACE / <text:span text:style-name="Emphasis">HTTP-version</text:span></text:p>
                <text:p text:style-name="P3">(blank line)</text:p>
              </table:table-cell>
            </table:table-row>
          </table:table>
          <text:h text:style-name="Heading_20_5" text:outline-level="5">Örnek:</text:h>
          <text:p text:style-name="Text_20_body">TRACE request proxy server aracılıgıyla sağlanmıştır.</text:p>
          <table:table table:name="Table32" table:style-name="Table32">
            <table:table-column table:style-name="Table32.A"/>
            <table:table-row>
              <table:table-cell table:style-name="Table32.A1" office:value-type="string">
                <text:p text:style-name="Preformatted_20_Text">TRACE http://www.amazon.com/ HTTP/1.1</text:p>
                <text:p text:style-name="Preformatted_20_Text">Host: www.amazon.com</text:p>
                <text:p text:style-name="Preformatted_20_Text">Connection: Close</text:p>
                <text:p text:style-name="P3">(blank line)</text:p>
                <text:p text:style-name="Preformatted_20_Text">HTTP/1.1 200 OK</text:p>
                <text:p text:style-name="Preformatted_20_Text">Transfer-Encoding: chunked</text:p>
                <text:p text:style-name="Preformatted_20_Text">Date: Fri, 27 Feb 2004 09:44:21 GMT</text:p>
                <text:p text:style-name="Preformatted_20_Text">Content-Type: message/http</text:p>
                <text:p text:style-name="Preformatted_20_Text">Connection: close</text:p>
                <text:p text:style-name="Preformatted_20_Text">Server: Stronghold/2.4.2 Apache/1.3.6 C2NetEU/2412 (Unix)</text:p>
                <text:p text:style-name="Preformatted_20_Text">Connection: close</text:p>
                <text:p text:style-name="Preformatted_20_Text">Via: 1.1 xproxy (NetCache NetApp/5.3.1R4D5)</text:p>
                <text:p text:style-name="Preformatted_20_Text"><text:s text:c="3"/></text:p>
                <text:p text:style-name="Preformatted_20_Text">9d</text:p>
                <text:p text:style-name="Preformatted_20_Text">TRACE / HTTP/1.1</text:p>
                <text:p text:style-name="Preformatted_20_Text">Connection: keep-alive</text:p>
                <text:p text:style-name="Preformatted_20_Text">Host: www.amazon.com</text:p>
                <text:p text:style-name="Preformatted_20_Text">Via: 1.1 xproxy (NetCache NetApp/5.3.1R4D5)</text:p>
                <text:p text:style-name="Preformatted_20_Text">X-Forwarded-For: 155.69.185.59, 155.69.5.234</text:p>
                <text:p text:style-name="Preformatted_20_Text"><text:s text:c="3"/></text:p>
                <text:p text:style-name="P3">0</text:p>
              </table:table-cell>
            </table:table-row>
          </table:table>
          <text:h text:style-name="Heading_20_3" text:outline-level="3">HTML Form'dan Veri Gönderme </text:h>
          <text:p text:style-name="Text_20_body">Çogu internet uygulamasında, istek yapıldığında, İstemcilerin Serverlara istekle ilgili ek bilgileri de göndermesi gerekmetedir.(isim,adres, aranan keyword gibi) <text:s/>Gönderilen veriler temel alınarak, yapması gereken işi seçer ve uygun cevabı döndürür.</text:p>
          <text:p text:style-name="Text_20_body">İstemciler genellikle bir form üzerinden istedikleri verileri seçeler ve submit butonuna basıldığında, browser istek verilerini toplar ve <text:s/>GET request yada POST request olarak sunucuya gönderirir.</text:p>
          <text:p text:style-name="Text_20_body"/>
          <text:p text:style-name="Text_20_body"/>
          <text:p text:style-name="Text_20_body"/>
          <text:p text:style-name="Text_20_body"/>
          <text:p text:style-name="Text_20_body"/>
          <text:p text:style-name="Text_20_body"/>
          <text:p text:style-name="Text_20_body"/>
          <text:p text:style-name="Text_20_body"><text:soft-page-break/>Örneğin;</text:p>
          <table:table table:name="Table33" table:style-name="Table33">
            <table:table-column table:style-name="Table33.A"/>
            <table:table-row>
              <table:table-cell table:style-name="Table33.A1" office:value-type="string">
                <text:p text:style-name="Preformatted_20_Text">&lt;html&gt;</text:p>
                <text:p text:style-name="Preformatted_20_Text">&lt;head&gt;&lt;title&gt;A Sample HTML Form&lt;/title&gt;&lt;/head&gt;</text:p>
                <text:p text:style-name="Preformatted_20_Text">&lt;body&gt;</text:p>
                <text:p text:style-name="Preformatted_20_Text"><text:s text:c="2"/>&lt;h2 align="left"&gt;A Sample HTML Data Entry Form&lt;/h2&gt;</text:p>
                <text:p text:style-name="Preformatted_20_Text"><text:s text:c="2"/>&lt;form method="get" action="/bin/process"&gt;</text:p>
                <text:p text:style-name="Preformatted_20_Text"><text:s text:c="4"/>Enter your name: &lt;input type="text" name="username"&gt;&lt;br /&gt;</text:p>
                <text:p text:style-name="Preformatted_20_Text"><text:s text:c="4"/>Enter your password: &lt;input type="password" name="password"&gt;&lt;br /&gt;</text:p>
                <text:p text:style-name="Preformatted_20_Text"><text:s text:c="4"/>Which year?</text:p>
                <text:p text:style-name="Preformatted_20_Text"><text:s text:c="4"/>&lt;input type="radio" name="year" value="2" /&gt;Yr 1</text:p>
                <text:p text:style-name="Preformatted_20_Text"><text:s text:c="4"/>&lt;input type="radio" name="year" value="2" /&gt;Yr 2</text:p>
                <text:p text:style-name="Preformatted_20_Text"><text:s text:c="4"/>&lt;input type="radio" name="year" value="3" /&gt;Yr 3&lt;br /&gt;</text:p>
                <text:p text:style-name="Preformatted_20_Text"><text:s text:c="4"/>Subject registered:</text:p>
                <text:p text:style-name="Preformatted_20_Text"><text:s text:c="4"/>&lt;input type="checkbox" name="subject" value="e101" /&gt;E101</text:p>
                <text:p text:style-name="Preformatted_20_Text"><text:s text:c="4"/>&lt;input type="checkbox" name="subject" value="e102" /&gt;E102</text:p>
                <text:p text:style-name="Preformatted_20_Text"><text:s text:c="4"/>&lt;input type="checkbox" name="subject" value="e103" /&gt;E103&lt;br /&gt;</text:p>
                <text:p text:style-name="Preformatted_20_Text"><text:s text:c="4"/>Select Day:</text:p>
                <text:p text:style-name="Preformatted_20_Text"><text:s text:c="4"/>&lt;select name="day"&gt;</text:p>
                <text:p text:style-name="Preformatted_20_Text"><text:s text:c="6"/>&lt;option value="mon"&gt;Monday&lt;/option&gt;</text:p>
                <text:p text:style-name="Preformatted_20_Text"><text:s text:c="6"/>&lt;option value="wed"&gt;Wednesday&lt;/option&gt;</text:p>
                <text:p text:style-name="Preformatted_20_Text"><text:s text:c="6"/>&lt;option value="fri"&gt;Friday&lt;/option&gt;</text:p>
                <text:p text:style-name="Preformatted_20_Text"><text:s text:c="4"/>&lt;/select&gt;&lt;br /&gt;</text:p>
                <text:p text:style-name="Preformatted_20_Text"><text:s text:c="4"/>&lt;textarea rows="3" cols="30"&gt;Enter your special request here&lt;/textarea&gt;&lt;br /&gt;</text:p>
                <text:p text:style-name="Preformatted_20_Text"><text:s text:c="4"/>&lt;input type="submit" value="SEND" /&gt;</text:p>
                <text:p text:style-name="Preformatted_20_Text"><text:s text:c="4"/>&lt;input type="reset" value="CLEAR" /&gt;</text:p>
                <text:p text:style-name="Preformatted_20_Text"><text:s text:c="4"/>&lt;input type="hidden" name="action" value="registration" /&gt;</text:p>
                <text:p text:style-name="Preformatted_20_Text"><text:s text:c="2"/>&lt;/form&gt;</text:p>
                <text:p text:style-name="Preformatted_20_Text">&lt;/body&gt;</text:p>
                <text:p text:style-name="P3">&lt;/html&gt;</text:p>
              </table:table-cell>
            </table:table-row>
          </table:table>
          <text:p text:style-name="Text_20_body"/>
          <text:p text:style-name="Preformatted_20_Text"/>
          <text:p text:style-name="Text_20_body"><draw:frame draw:style-name="fr3" draw:name="graphics10" text:anchor-type="as-char" svg:width="4.1146in" svg:height="2.8335in" draw:z-index="8"><draw:image xlink:href="http://www3.ntu.edu.sg/home/ehchua/programming/webprogramming/images/HTML_SampleForm.png" xlink:type="simple" xlink:show="embed" xlink:actuate="onLoad"/></draw:frame> </text:p>
          <text:p text:style-name="Text_20_body"/>
          <text:p text:style-name="P17"/>
          <text:p text:style-name="Text_20_body"><text:soft-page-break/>HTTP Request medodu; (GET yada POST request method)</text:p>
          <text:p text:style-name="P3">&lt;form method="get|post" action="<text:span text:style-name="Emphasis">url</text:span>"&gt;</text:p>
          <text:p text:style-name="P3">ile belirlenmiştir.</text:p>
          <text:p text:style-name="P3"><text:span text:style-name="T1">"POST" Request Method</text:span></text:p>
          <table:table table:name="Table34" table:style-name="Table34">
            <table:table-column table:style-name="Table34.A"/>
            <table:table-row>
              <table:table-cell table:style-name="Table34.A1" office:value-type="string">
                <text:p text:style-name="Preformatted_20_Text"><text:span text:style-name="Strong_20_Emphasis">POST</text:span> <text:span text:style-name="Emphasis">request-URI</text:span> <text:span text:style-name="Emphasis">HTTP-version</text:span></text:p>
                <text:p text:style-name="Preformatted_20_Text">Content-Type: <text:span text:style-name="Emphasis">mime-type</text:span></text:p>
                <text:p text:style-name="Preformatted_20_Text">Content-Length: <text:span text:style-name="Emphasis">number-of-bytes</text:span></text:p>
                <text:p text:style-name="Preformatted_20_Text">(other optional request headers)</text:p>
                <text:p text:style-name="Preformatted_20_Text"><text:s text:c="2"/></text:p>
                <text:p text:style-name="P3">(URL-encoded query string)</text:p>
              </table:table-cell>
            </table:table-row>
          </table:table>
          <text:p text:style-name="Text_20_body">POST request isteği için gerekli syntax:</text:p>
          <text:p text:style-name="Text_20_body">Request header da <text:span text:style-name="Source_20_Text">Content-Type</text:span> <text:s/>ve <text:span text:style-name="Source_20_Text">Content-Length</text:span> isteğin body sinin uzunluğu ve media tipinin serverdan alınabilmesi için gereklidir.</text:p>
          <text:h text:style-name="Heading_20_5" text:outline-level="5">Örnek: POST Request Method kullanarak Submitting Form Data </text:h>
          <table:table table:name="Table35" table:style-name="Table35">
            <table:table-column table:style-name="Table35.A"/>
            <table:table-row>
              <table:table-cell table:style-name="Table35.A1" office:value-type="string">
                <text:p text:style-name="Preformatted_20_Text">&lt;html&gt;</text:p>
                <text:p text:style-name="Preformatted_20_Text">&lt;head&gt;&lt;title&gt;Login&lt;/title&gt;&lt;/head&gt;</text:p>
                <text:p text:style-name="Preformatted_20_Text">&lt;body&gt;</text:p>
                <text:p text:style-name="Preformatted_20_Text"><text:s text:c="2"/>&lt;h2&gt;LOGIN&lt;/h2&gt;</text:p>
                <text:p text:style-name="Preformatted_20_Text"><text:s text:c="2"/>&lt;form <text:span text:style-name="Strong_20_Emphasis">method="post"</text:span> action="/bin/login"&gt;</text:p>
                <text:p text:style-name="Preformatted_20_Text"><text:s text:c="4"/>Username: &lt;input type="text" name="user" size="25" /&gt;&lt;br /&gt;</text:p>
                <text:p text:style-name="Preformatted_20_Text"><text:s text:c="4"/>Password: &lt;input type="password" name="pw" size="10" /&gt;&lt;br /&gt;&lt;br /&gt;</text:p>
                <text:p text:style-name="Preformatted_20_Text"><text:s text:c="4"/>&lt;input type="hidden" name="action" value="login" /&gt;</text:p>
                <text:p text:style-name="Preformatted_20_Text"><text:s text:c="4"/>&lt;input type="submit" value="SEND" /&gt;</text:p>
                <text:p text:style-name="Preformatted_20_Text"><text:s text:c="2"/>&lt;/form&gt;</text:p>
                <text:p text:style-name="Preformatted_20_Text">&lt;/body&gt;</text:p>
                <text:p text:style-name="P3">&lt;/html&gt;</text:p>
              </table:table-cell>
            </table:table-row>
          </table:table>
          <text:p text:style-name="Text_20_body">Kullanıcı adı ve parola doldurup submit butonuna tıklandığını düşünelim, browser ın oluşturacağı istek;</text:p>
          <table:table table:name="Table36" table:style-name="Table36">
            <table:table-column table:style-name="Table36.A"/>
            <table:table-row>
              <table:table-cell table:style-name="Table36.A1" office:value-type="string">
                <text:p text:style-name="Preformatted_20_Text"><text:span text:style-name="Strong_20_Emphasis">POST /bin/login</text:span> HTTP/1.1</text:p>
                <text:p text:style-name="Preformatted_20_Text">Host: 127.0.0.1:8000</text:p>
                <text:p text:style-name="Preformatted_20_Text">Accept: image/gif, image/jpeg, */*</text:p>
                <text:p text:style-name="Preformatted_20_Text">Referer: http://127.0.0.1:8000/login.html</text:p>
                <text:p text:style-name="Preformatted_20_Text">Accept-Language: en-us</text:p>
                <text:p text:style-name="Preformatted_20_Text"><text:span text:style-name="Strong_20_Emphasis">Content-Type: application/x-www-form-urlencoded</text:span></text:p>
                <text:p text:style-name="Preformatted_20_Text">Accept-Encoding: gzip, deflate</text:p>
                <text:p text:style-name="Preformatted_20_Text">User-Agent: Mozilla/4.0 (compatible; MSIE 6.0; Windows NT 5.1)</text:p>
                <text:p text:style-name="Preformatted_20_Text"><text:span text:style-name="Strong_20_Emphasis">Content-Length: 37</text:span></text:p>
                <text:p text:style-name="Preformatted_20_Text">Connection: Keep-Alive</text:p>
                <text:p text:style-name="Preformatted_20_Text">Cache-Control: no-cache</text:p>
                <text:p text:style-name="Preformatted_20_Text"><text:s text:c="3"/></text:p>
                <text:p text:style-name="P3"><text:span text:style-name="Strong_20_Emphasis">User=asd&amp;pw=123456&amp;action=login</text:span></text:p>
              </table:table-cell>
            </table:table-row>
          </table:table>
          <text:p text:style-name="Text_20_body"/>
        </text:section>
      </text:section>
      <table:table table:name="Table37" table:style-name="Table37">
        <table:table-column table:style-name="Table37.A"/>
        <text:soft-page-break/>
        <table:table-row>
          <table:table-cell table:style-name="Table37.A1" office:value-type="string">
            <text:h text:style-name="Heading_20_4" text:outline-level="4"><text:bookmark text:name="HTTP(HyperTextTransferProtocol)--RequestHeaders"/>-Request Headers</text:h>
            <text:p text:style-name="Text_20_body">Bu bölümde yaygın olarak kullanılan request headerler gösterilmiştir. <text:span text:style-name="Source_20_Text">Content-Length</text:span>, <text:span text:style-name="Source_20_Text">If-Modified-Since gibi</text:span>.</text:p>
            <text:p text:style-name="Text_20_body"><text:span text:style-name="Strong_20_Emphasis">*Host: </text:span><text:span text:style-name="Emphasis">domain-name</text:span> - HTTP/1.1, virtual host ların kullanımına olanak sağlar. Multiple DNS isimleri (e.g., <text:a xlink:type="simple" xlink:href="http://www.test101.com/">www.test101.com</text:a> and <text:a xlink:type="simple" xlink:href="http://www.test102.com/">www.test102.com</text:a>) fiziksel olarak aynı server üzerinde, kendi root dokuman klasoruyle birlikte bulunabilir. <text:span text:style-name="Source_20_Text">Host</text:span> header, HTTP/1.1 içindeki bu hostlardan birini seçmek zorundadır</text:p>
            <text:p text:style-name="Text_20_body"><text:span text:style-name="Source_20_Text">*Accept: </text:span><text:span text:style-name="Emphasis">mime-type-1</text:span><text:span text:style-name="Source_20_Text">, </text:span><text:span text:style-name="Emphasis">mime-type-2</text:span><text:span text:style-name="Source_20_Text">, ...</text:span> - İstemci, <text:span text:style-name="Source_20_Text">Accept</text:span> header kullanarak servera üzerinde çalışılacak MIME type ları belirtir.</text:p>
            <text:p text:style-name="Text_20_body"><text:span text:style-name="Source_20_Text">*Accept-Language: </text:span><text:span text:style-name="Emphasis">language-1</text:span><text:span text:style-name="Source_20_Text">, </text:span><text:span text:style-name="Emphasis">language-2</text:span><text:span text:style-name="Source_20_Text">, ...</text:span> - İtsemci, <text:span text:style-name="Source_20_Text">Accept-Language</text:span> header kullanarak hangi dil üzerinden işlem yapılacağını belirtir.(English, Chinese, French gibi)</text:p>
            <text:p text:style-name="Text_20_body"><text:span text:style-name="Strong_20_Emphasis">*Accept-Charset</text:span><text:span text:style-name="Source_20_Text">: </text:span><text:span text:style-name="Emphasis">Charset-1</text:span><text:span text:style-name="Source_20_Text">, </text:span><text:span text:style-name="Emphasis">Charset-2</text:span><text:span text:style-name="Source_20_Text">, ...</text:span> - Hangi charset üzerinde çalışılacağı belirlenir. ISO-8859-1, ISO-8859-2, ISO-8859-5, BIG5, UCS2, UCS4, UTF8 gibi.</text:p>
            <text:p text:style-name="Text_20_body"><text:span text:style-name="Source_20_Text">*Accept-Encoding: </text:span><text:span text:style-name="Emphasis">encoding-method-1</text:span><text:span text:style-name="Source_20_Text">, </text:span><text:span text:style-name="Emphasis">encoding-method-2</text:span><text:span text:style-name="Source_20_Text">, ...</text:span> - İstemcinin sunucuya hangi encoding metodunun kullanıacağını belirtmesi için kullanılır.Yaygın kullanılanları, "<text:span text:style-name="Source_20_Text">x-gzip</text:span> (<text:span text:style-name="Source_20_Text">.gz</text:span>, <text:span text:style-name="Source_20_Text">.tgz</text:span>)" ve "<text:span text:style-name="Source_20_Text">x-compress</text:span> (<text:span text:style-name="Source_20_Text">.Z</text:span>)" dir.</text:p>
            <text:p text:style-name="Text_20_body"><text:span text:style-name="Strong_20_Emphasis">*Connection</text:span><text:span text:style-name="Source_20_Text">: Close|Keep-Alive</text:span> – İstemci, sunucuya istek yapıldıktan sonra bir sonraki istek için bağlantının kapatılıp kapatılmayacağını belirler. HTTP/1.1 varsayılan olarak (keep-alive) , HTTP/1.0 close connectiondır.</text:p>
            <text:p text:style-name="Text_20_body"><text:span text:style-name="Source_20_Text">*Referer: </text:span><text:span text:style-name="Emphasis">referer-URL</text:span> - İstemci, dökümana bir referans tanımlamak için kullanır.</text:p>
            <text:p text:style-name="Text_20_body"><text:span text:style-name="Strong_20_Emphasis">*User-Agent</text:span><text:span text:style-name="Source_20_Text">: </text:span><text:span text:style-name="Emphasis">browser-type</text:span> – İstek yapmak için kullanılan browserın tipi belirlenir.</text:p>
            <text:p text:style-name="Text_20_body"><text:span text:style-name="Source_20_Text">*Content-Length: </text:span><text:span text:style-name="Emphasis">number-of-bytes</text:span> - POST isteği yapılırken, server a request body nin boyutununun bildirilmesi için kullanılır.</text:p>
            <text:p text:style-name="Text_20_body"><text:span text:style-name="Source_20_Text">*Content-Type: </text:span><text:span text:style-name="Emphasis">mime-type</text:span> - POST isteği yapılırken, server a request body nin media tipinin bildirilmesi için kullanılır.</text:p>
            <text:p text:style-name="Text_20_body"><text:span text:style-name="Strong_20_Emphasis">*Cache-Control:</text:span><text:span text:style-name="Source_20_Text"> no-cache|...</text:span> - İstemci proxy server yoluyla cachelenen sayfaların, nasıl cacheleneceğinn belirtiminde kullanılır.</text:p>
            <text:p text:style-name="Text_20_body"><text:span text:style-name="Source_20_Text">*Authorization</text:span><text:span text:style-name="Strong_20_Emphasis">:</text:span> Protected Kaynaga erişimde istemciden kimlik dogrulaması istenmesini sağlamak amacıyla kullanılır.</text:p>
            <text:p text:style-name="Text_20_body"><text:span text:style-name="Source_20_Text">*Cookie: </text:span><text:span text:style-name="Emphasis">cookie-name-1</text:span><text:span text:style-name="Source_20_Text">=</text:span><text:span text:style-name="Emphasis">cookie-value-1</text:span><text:span text:style-name="Source_20_Text">, </text:span><text:span text:style-name="Emphasis">cookie-name-2</text:span><text:span text:style-name="Source_20_Text">=</text:span><text:span text:style-name="Emphasis">cookie-value-2</text:span><text:span text:style-name="Source_20_Text">, ...</text:span> - İstemci serverdan cookieleri geri döndürmek istediğinde kullanılır.</text:p>
            <text:p text:style-name="Text_20_body"><text:span text:style-name="Source_20_Text">*If-Modified-Since: </text:span><text:span text:style-name="Emphasis">date</text:span> -Server a sadece belirli bir tarihten sonra sayfalar için istek yapılmasını sağlar.</text:p>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untu </meta:initial-creator>
    <meta:creation-date>2013-10-08T14:54:17</meta:creation-date>
    <meta:generator>LibreOffice/3.5$Linux_X86_64 LibreOffice_project/350m1$Build-2</meta:generator>
    <dc:date>2013-10-09T18:04:17</dc:date>
    <dc:creator>ubuntu </dc:creator>
    <meta:editing-duration>PT11H49M23S</meta:editing-duration>
    <meta:editing-cycles>493</meta:editing-cycles>
    <meta:document-statistic meta:table-count="37" meta:image-count="10" meta:object-count="0" meta:page-count="25" meta:paragraph-count="618" meta:word-count="4013" meta:character-count="33035" meta:non-whitespace-character-count="29218"/>
  </office:meta>
</office:document-meta>
</file>